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ackground-color="#95B3D7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fo:background-color="#95B3D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37">
      <style:table-cell-properties fo:background-color="transparent"/>
    </style:style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0" style:family="table-cell" style:parent-style-name="Default" style:data-style-name="N37">
      <style:table-cell-properties fo:border-top="none" fo:border-bottom="thin solid #000000" fo:border-left="none" fo:border-right="none" fo:background-color="transparent"/>
    </style:style>
    <style:style style:name="ce11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Excel_32_Built-in_32_Comma" style:data-style-name="N38">
      <style:table-cell-properties style:vertical-align="automatic" fo:background-color="transparent" style:cell-protect="protected"/>
    </style:style>
    <style:style style:name="ce14" style:family="table-cell" style:parent-style-name="Default" style:data-style-name="N3">
      <style:table-cell-properties fo:background-color="transparent"/>
    </style:style>
    <style:style style:name="ce15" style:family="table-cell" style:parent-style-name="Default" style:data-style-name="N3"/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7" style:family="table-cell" style:parent-style-name="Excel_32_Built-in_32_Comma" style:data-style-name="N38">
      <style:table-cell-properties fo:border-top="none" fo:border-bottom="thin solid #000000" fo:border-left="none" fo:border-right="none" style:vertical-align="automatic" fo:background-color="transparent" style:cell-protect="protecte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3">
      <style:table-cell-properties fo:border-top="none" fo:border-bottom="thin solid #000000" fo:border-left="none" fo:border-right="none" fo:background-color="transparent"/>
    </style:style>
    <style:style style:name="ce20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39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10.080625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5" table:number-columns-repeated="2" table:default-cell-style-name="ce1"/>
        <table:table-column table:style-name="co7" table:number-columns-repeated="1008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HISTÓRICO DE RESULTADOS DO ÍNDICE DE DESEMPENHO NO ATENDIMENTO (ID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ERVIÇO: TELEFONIA FIXA LOC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ERÍODO: JAN/13 A DEZ/13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FONTE: Relatórios do IDA gerados pela Superintendência de Relações com Consumidores<text:s/><text:span text:style-name="T1">( http://www.anatel.gov.br/consumidor/dados-e-rankings/desempenho-no-atendimento#2-histórico)</text:span>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3">
            <text:p>Para maiores informações sobre o cálculo do IDA, favor acessar http://www.anatel.gov.br/consumidor/dados-e-rankings/desempenho-no-atendimento#3-entend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GRUPO ECONÔMICO</text:p>
          </table:table-cell>
          <table:table-cell office:value-type="string" table:style-name="ce4">
            <text:p>VARIÁVEL</text:p>
          </table:table-cell>
          <table:table-cell office:value-type="date" office:date-value="2013-01-01T00:00:00" table:style-name="ce5">
            <text:p>jan/13</text:p>
          </table:table-cell>
          <table:table-cell office:value-type="date" office:date-value="2013-02-01T00:00:00" table:style-name="ce5">
            <text:p>fev/13</text:p>
          </table:table-cell>
          <table:table-cell office:value-type="date" office:date-value="2013-03-01T00:00:00" table:style-name="ce5">
            <text:p>mar/13</text:p>
          </table:table-cell>
          <table:table-cell office:value-type="date" office:date-value="2013-04-01T00:00:00" table:style-name="ce5">
            <text:p>abr/13</text:p>
          </table:table-cell>
          <table:table-cell office:value-type="date" office:date-value="2013-05-01T00:00:00" table:style-name="ce5">
            <text:p>mai/13</text:p>
          </table:table-cell>
          <table:table-cell office:value-type="date" office:date-value="2013-06-01T00:00:00" table:style-name="ce5">
            <text:p>jun/13</text:p>
          </table:table-cell>
          <table:table-cell office:value-type="date" office:date-value="2013-07-01T00:00:00" table:style-name="ce5">
            <text:p>jul/13</text:p>
          </table:table-cell>
          <table:table-cell office:value-type="date" office:date-value="2013-08-01T00:00:00" table:style-name="ce5">
            <text:p>ago/13</text:p>
          </table:table-cell>
          <table:table-cell office:value-type="date" office:date-value="2013-09-01T00:00:00" table:style-name="ce5">
            <text:p>set/13</text:p>
          </table:table-cell>
          <table:table-cell office:value-type="date" office:date-value="2013-10-01T00:00:00" table:style-name="ce5">
            <text:p>out/13</text:p>
          </table:table-cell>
          <table:table-cell office:value-type="date" office:date-value="2013-11-01T00:00:00" table:style-name="ce5">
            <text:p>nov/13</text:p>
          </table:table-cell>
          <table:table-cell office:value-type="date" office:date-value="2013-12-01T00:00:00" table:style-name="ce5">
            <text:p>dez/13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CTBC Teleco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5" table:style-name="ce7">
            <text:p>95,000</text:p>
          </table:table-cell>
          <table:table-cell office:value-type="float" office:value="95.111000000000004" table:style-name="ce7">
            <text:p>95,111</text:p>
          </table:table-cell>
          <table:table-cell office:value-type="float" office:value="92.082999999999998" table:style-name="ce7">
            <text:p>92,083</text:p>
          </table:table-cell>
          <table:table-cell office:value-type="float" office:value="93.055999999999997" table:style-name="ce7">
            <text:p>93,056</text:p>
          </table:table-cell>
          <table:table-cell office:value-type="float" office:value="92.75" table:style-name="ce7">
            <text:p>92,750</text:p>
          </table:table-cell>
          <table:table-cell office:value-type="float" office:value="94.082999999999998" table:style-name="ce7">
            <text:p>94,083</text:p>
          </table:table-cell>
          <table:table-cell office:value-type="float" office:value="86.745999999999995" table:style-name="ce7">
            <text:p>86,746</text:p>
          </table:table-cell>
          <table:table-cell office:value-type="float" office:value="80.510999999999996" table:style-name="ce7">
            <text:p>80,511</text:p>
          </table:table-cell>
          <table:table-cell office:value-type="float" office:value="90.638999999999996" table:style-name="ce7">
            <text:p>90,639</text:p>
          </table:table-cell>
          <table:table-cell office:value-type="float" office:value="92.082999999999998" table:style-name="ce7">
            <text:p>92,083</text:p>
          </table:table-cell>
          <table:table-cell office:value-type="float" office:value="100" table:style-name="ce7">
            <text:p>100,000</text:p>
          </table:table-cell>
          <table:table-cell office:value-type="float" office:value="94.77" table:style-name="ce8">
            <text:p>94,770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Embra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6.394999999999996" table:style-name="ce7">
            <text:p>76,395</text:p>
          </table:table-cell>
          <table:table-cell office:value-type="float" office:value="73.641999999999996" table:style-name="ce7">
            <text:p>73,642</text:p>
          </table:table-cell>
          <table:table-cell office:value-type="float" office:value="74.519000000000005" table:style-name="ce7">
            <text:p>74,519</text:p>
          </table:table-cell>
          <table:table-cell office:value-type="float" office:value="70.798000000000002" table:style-name="ce7">
            <text:p>70,798</text:p>
          </table:table-cell>
          <table:table-cell office:value-type="float" office:value="73.593999999999994" table:style-name="ce7">
            <text:p>73,594</text:p>
          </table:table-cell>
          <table:table-cell office:value-type="float" office:value="72.304000000000002" table:style-name="ce7">
            <text:p>72,304</text:p>
          </table:table-cell>
          <table:table-cell office:value-type="float" office:value="70.39" table:style-name="ce7">
            <text:p>70,390</text:p>
          </table:table-cell>
          <table:table-cell office:value-type="float" office:value="60.707000000000001" table:style-name="ce7">
            <text:p>60,707</text:p>
          </table:table-cell>
          <table:table-cell office:value-type="float" office:value="65.227999999999994" table:style-name="ce7">
            <text:p>65,228</text:p>
          </table:table-cell>
          <table:table-cell office:value-type="float" office:value="63" table:style-name="ce7">
            <text:p>63,000</text:p>
          </table:table-cell>
          <table:table-cell office:value-type="float" office:value="70.691999999999993" table:style-name="ce7">
            <text:p>70,692</text:p>
          </table:table-cell>
          <table:table-cell office:value-type="float" office:value="71.361000000000004" table:style-name="ce8">
            <text:p>71,361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GVT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54.527000000000001" table:style-name="ce7">
            <text:p>54,527</text:p>
          </table:table-cell>
          <table:table-cell office:value-type="float" office:value="31.456" table:style-name="ce7">
            <text:p>31,456</text:p>
          </table:table-cell>
          <table:table-cell office:value-type="float" office:value="21.277999999999999" table:style-name="ce7">
            <text:p>21,278</text:p>
          </table:table-cell>
          <table:table-cell office:value-type="float" office:value="44.81" table:style-name="ce7">
            <text:p>44,810</text:p>
          </table:table-cell>
          <table:table-cell office:value-type="float" office:value="57.832999999999998" table:style-name="ce7">
            <text:p>57,833</text:p>
          </table:table-cell>
          <table:table-cell office:value-type="float" office:value="62.093000000000004" table:style-name="ce7">
            <text:p>62,093</text:p>
          </table:table-cell>
          <table:table-cell office:value-type="float" office:value="59.969000000000001" table:style-name="ce7">
            <text:p>59,969</text:p>
          </table:table-cell>
          <table:table-cell office:value-type="float" office:value="50.63" table:style-name="ce7">
            <text:p>50,630</text:p>
          </table:table-cell>
          <table:table-cell office:value-type="float" office:value="52.399000000000001" table:style-name="ce7">
            <text:p>52,399</text:p>
          </table:table-cell>
          <table:table-cell office:value-type="float" office:value="46.869" table:style-name="ce7">
            <text:p>46,869</text:p>
          </table:table-cell>
          <table:table-cell office:value-type="float" office:value="72.082999999999998" table:style-name="ce7">
            <text:p>72,083</text:p>
          </table:table-cell>
          <table:table-cell office:value-type="float" office:value="75.167000000000002" table:style-name="ce8">
            <text:p>75,167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Intelig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61.344999999999999" table:style-name="ce7">
            <text:p>61,345</text:p>
          </table:table-cell>
          <table:table-cell office:value-type="float" office:value="62.808999999999997" table:style-name="ce7">
            <text:p>62,809</text:p>
          </table:table-cell>
          <table:table-cell office:value-type="float" office:value="65.59" table:style-name="ce7">
            <text:p>65,590</text:p>
          </table:table-cell>
          <table:table-cell office:value-type="float" office:value="72.239000000000004" table:style-name="ce7">
            <text:p>72,239</text:p>
          </table:table-cell>
          <table:table-cell office:value-type="float" office:value="70.238" table:style-name="ce7">
            <text:p>70,238</text:p>
          </table:table-cell>
          <table:table-cell office:value-type="float" office:value="76.073999999999998" table:style-name="ce7">
            <text:p>76,074</text:p>
          </table:table-cell>
          <table:table-cell office:value-type="float" office:value="79.861000000000004" table:style-name="ce7">
            <text:p>79,861</text:p>
          </table:table-cell>
          <table:table-cell office:value-type="float" office:value="61.414999999999999" table:style-name="ce7">
            <text:p>61,415</text:p>
          </table:table-cell>
          <table:table-cell office:value-type="float" office:value="77.667000000000002" table:style-name="ce7">
            <text:p>77,667</text:p>
          </table:table-cell>
          <table:table-cell table:number-columns-repeated="2" table:style-name="ce7"/>
          <table:table-cell table:style-name="ce8"/>
          <table:table-cell table:number-columns-repeated="16370"/>
        </table:table-row>
        <table:table-row table:style-name="ro2">
          <table:table-cell office:value-type="string" table:style-name="ce6">
            <text:p>OI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24.116" table:style-name="ce7">
            <text:p>24,116</text:p>
          </table:table-cell>
          <table:table-cell office:value-type="float" office:value="25.007000000000001" table:style-name="ce7">
            <text:p>25,007</text:p>
          </table:table-cell>
          <table:table-cell office:value-type="float" office:value="9.8239999999999998" table:style-name="ce7">
            <text:p>9,824</text:p>
          </table:table-cell>
          <table:table-cell office:value-type="float" office:value="11.664" table:style-name="ce7">
            <text:p>11,664</text:p>
          </table:table-cell>
          <table:table-cell office:value-type="float" office:value="26.233000000000001" table:style-name="ce7">
            <text:p>26,233</text:p>
          </table:table-cell>
          <table:table-cell office:value-type="float" office:value="39.072000000000003" table:style-name="ce7">
            <text:p>39,072</text:p>
          </table:table-cell>
          <table:table-cell office:value-type="float" office:value="22" table:style-name="ce7">
            <text:p>22,000</text:p>
          </table:table-cell>
          <table:table-cell office:value-type="float" office:value="30.164999999999999" table:style-name="ce7">
            <text:p>30,165</text:p>
          </table:table-cell>
          <table:table-cell office:value-type="float" office:value="44.081000000000003" table:style-name="ce7">
            <text:p>44,081</text:p>
          </table:table-cell>
          <table:table-cell office:value-type="float" office:value="40.914000000000001" table:style-name="ce7">
            <text:p>40,914</text:p>
          </table:table-cell>
          <table:table-cell office:value-type="float" office:value="45.606000000000002" table:style-name="ce7">
            <text:p>45,606</text:p>
          </table:table-cell>
          <table:table-cell office:value-type="float" office:value="28.155000000000001" table:style-name="ce8">
            <text:p>28,155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Sercom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4.792000000000002" table:style-name="ce7">
            <text:p>94,792</text:p>
          </table:table-cell>
          <table:table-cell office:value-type="float" office:value="94.403000000000006" table:style-name="ce7">
            <text:p>94,403</text:p>
          </table:table-cell>
          <table:table-cell office:value-type="float" office:value="91.683000000000007" table:style-name="ce7">
            <text:p>91,683</text:p>
          </table:table-cell>
          <table:table-cell office:value-type="float" office:value="98.167000000000002" table:style-name="ce7">
            <text:p>98,167</text:p>
          </table:table-cell>
          <table:table-cell office:value-type="float" office:value="92.308000000000007" table:style-name="ce7">
            <text:p>92,308</text:p>
          </table:table-cell>
          <table:table-cell office:value-type="float" office:value="99.471999999999994" table:style-name="ce7">
            <text:p>99,472</text:p>
          </table:table-cell>
          <table:table-cell office:value-type="float" office:value="93.59" table:style-name="ce7">
            <text:p>93,590</text:p>
          </table:table-cell>
          <table:table-cell office:value-type="float" office:value="94.484999999999999" table:style-name="ce8">
            <text:p>94,485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Telefônica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66.215000000000003" table:style-name="ce7">
            <text:p>66,215</text:p>
          </table:table-cell>
          <table:table-cell office:value-type="float" office:value="72.055999999999997" table:style-name="ce7">
            <text:p>72,056</text:p>
          </table:table-cell>
          <table:table-cell office:value-type="float" office:value="68.028000000000006" table:style-name="ce7">
            <text:p>68,028</text:p>
          </table:table-cell>
          <table:table-cell office:value-type="float" office:value="67.747" table:style-name="ce7">
            <text:p>67,747</text:p>
          </table:table-cell>
          <table:table-cell office:value-type="float" office:value="69.057000000000002" table:style-name="ce7">
            <text:p>69,057</text:p>
          </table:table-cell>
          <table:table-cell office:value-type="float" office:value="72.694000000000003" table:style-name="ce7">
            <text:p>72,694</text:p>
          </table:table-cell>
          <table:table-cell office:value-type="float" office:value="61.389000000000003" table:style-name="ce7">
            <text:p>61,389</text:p>
          </table:table-cell>
          <table:table-cell office:value-type="float" office:value="59.006999999999998" table:style-name="ce7">
            <text:p>59,007</text:p>
          </table:table-cell>
          <table:table-cell office:value-type="float" office:value="71.332999999999998" table:style-name="ce7">
            <text:p>71,333</text:p>
          </table:table-cell>
          <table:table-cell office:value-type="float" office:value="56.715000000000003" table:style-name="ce7">
            <text:p>56,715</text:p>
          </table:table-cell>
          <table:table-cell office:value-type="float" office:value="69.361000000000004" table:style-name="ce7">
            <text:p>69,361</text:p>
          </table:table-cell>
          <table:table-cell office:value-type="float" office:value="69.944000000000003" table:style-name="ce8">
            <text:p>69,944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TI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63.860999999999997" table:style-name="ce7">
            <text:p>63,861</text:p>
          </table:table-cell>
          <table:table-cell office:value-type="float" office:value="64.944000000000003" table:style-name="ce7">
            <text:p>64,944</text:p>
          </table:table-cell>
          <table:table-cell office:value-type="float" office:value="64.25" table:style-name="ce7">
            <text:p>64,250</text:p>
          </table:table-cell>
          <table:table-cell office:value-type="float" office:value="67.805999999999997" table:style-name="ce7">
            <text:p>67,806</text:p>
          </table:table-cell>
          <table:table-cell office:value-type="float" office:value="65.138999999999996" table:style-name="ce7">
            <text:p>65,139</text:p>
          </table:table-cell>
          <table:table-cell office:value-type="float" office:value="71.417000000000002" table:style-name="ce7">
            <text:p>71,417</text:p>
          </table:table-cell>
          <table:table-cell office:value-type="float" office:value="68.555999999999997" table:style-name="ce7">
            <text:p>68,556</text:p>
          </table:table-cell>
          <table:table-cell office:value-type="float" office:value="60.369" table:style-name="ce7">
            <text:p>60,369</text:p>
          </table:table-cell>
          <table:table-cell office:value-type="float" office:value="78.5" table:style-name="ce7">
            <text:p>78,500</text:p>
          </table:table-cell>
          <table:table-cell table:number-columns-repeated="2" table:style-name="ce7"/>
          <table:table-cell table:style-name="ce8"/>
          <table:table-cell table:number-columns-repeated="16370"/>
        </table:table-row>
        <table:table-row table:style-name="ro2">
          <table:table-cell office:value-type="string" table:style-name="ce9">
            <text:p>TIM/Intelig</text:p>
          </table:table-cell>
          <table:table-cell office:value-type="string" table:style-name="ce9">
            <text:p>Indicador de Desempenho no Atendimento (IDA)</text:p>
          </table:table-cell>
          <table:table-cell table:number-columns-repeated="9" table:style-name="ce10"/>
          <table:table-cell office:value-type="float" office:value="75.259" table:style-name="ce10">
            <text:p>75,259</text:p>
          </table:table-cell>
          <table:table-cell office:value-type="float" office:value="80.25" table:style-name="ce10">
            <text:p>80,250</text:p>
          </table:table-cell>
          <table:table-cell office:value-type="float" office:value="87.638999999999996" table:style-name="ce11">
            <text:p>87,6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TBC Telecom</text:p>
          </table:table-cell>
          <table:table-cell office:value-type="string" table:style-name="ce12">
            <text:p>Quantidade de reclamações</text:p>
          </table:table-cell>
          <table:table-cell office:value-type="float" office:value="442" table:style-name="ce13">
            <text:p>442<text:s/></text:p>
          </table:table-cell>
          <table:table-cell office:value-type="float" office:value="440" table:style-name="ce13">
            <text:p>440<text:s/></text:p>
          </table:table-cell>
          <table:table-cell office:value-type="float" office:value="532" table:style-name="ce13">
            <text:p>532<text:s/></text:p>
          </table:table-cell>
          <table:table-cell office:value-type="float" office:value="506" table:style-name="ce13">
            <text:p>506<text:s/></text:p>
          </table:table-cell>
          <table:table-cell office:value-type="float" office:value="520" table:style-name="ce13">
            <text:p>520<text:s/></text:p>
          </table:table-cell>
          <table:table-cell office:value-type="float" office:value="484" table:style-name="ce13">
            <text:p>484<text:s/></text:p>
          </table:table-cell>
          <table:table-cell office:value-type="float" office:value="541" table:style-name="ce13">
            <text:p>541<text:s/></text:p>
          </table:table-cell>
          <table:table-cell office:value-type="float" office:value="497" table:style-name="ce13">
            <text:p>497<text:s/></text:p>
          </table:table-cell>
          <table:table-cell office:value-type="float" office:value="417" table:style-name="ce6">
            <text:p>417</text:p>
          </table:table-cell>
          <table:table-cell office:value-type="float" office:value="378" table:style-name="ce6">
            <text:p>378</text:p>
          </table:table-cell>
          <table:table-cell office:value-type="float" office:value="255" table:style-name="ce6">
            <text:p>255</text:p>
          </table:table-cell>
          <table:table-cell office:value-type="float" office:value="239" table:style-name="ce1">
            <text:p>239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Embratel</text:p>
          </table:table-cell>
          <table:table-cell office:value-type="string" table:style-name="ce12">
            <text:p>Quantidade de reclamações</text:p>
          </table:table-cell>
          <table:table-cell office:value-type="float" office:value="8886" table:style-name="ce13">
            <text:p>8886<text:s/></text:p>
          </table:table-cell>
          <table:table-cell office:value-type="float" office:value="9656" table:style-name="ce13">
            <text:p>9656<text:s/></text:p>
          </table:table-cell>
          <table:table-cell office:value-type="float" office:value="9644" table:style-name="ce13">
            <text:p>9644<text:s/></text:p>
          </table:table-cell>
          <table:table-cell office:value-type="float" office:value="9263" table:style-name="ce13">
            <text:p>9263<text:s/></text:p>
          </table:table-cell>
          <table:table-cell office:value-type="float" office:value="10384" table:style-name="ce13">
            <text:p>10384<text:s/></text:p>
          </table:table-cell>
          <table:table-cell office:value-type="float" office:value="9119" table:style-name="ce13">
            <text:p>9119<text:s/></text:p>
          </table:table-cell>
          <table:table-cell office:value-type="float" office:value="10278" table:style-name="ce13">
            <text:p>10278<text:s/></text:p>
          </table:table-cell>
          <table:table-cell office:value-type="float" office:value="11028" table:style-name="ce13">
            <text:p>11028<text:s/></text:p>
          </table:table-cell>
          <table:table-cell office:value-type="float" office:value="9743" table:style-name="ce14">
            <text:p>9.743</text:p>
          </table:table-cell>
          <table:table-cell office:value-type="float" office:value="11230" table:style-name="ce14">
            <text:p>11.230</text:p>
          </table:table-cell>
          <table:table-cell office:value-type="float" office:value="9300" table:style-name="ce14">
            <text:p>9.300</text:p>
          </table:table-cell>
          <table:table-cell office:value-type="float" office:value="8764" table:style-name="ce15">
            <text:p>8.764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GVT</text:p>
          </table:table-cell>
          <table:table-cell office:value-type="string" table:style-name="ce12">
            <text:p>Quantidade de reclamações</text:p>
          </table:table-cell>
          <table:table-cell office:value-type="float" office:value="6536" table:style-name="ce13">
            <text:p>6536<text:s/></text:p>
          </table:table-cell>
          <table:table-cell office:value-type="float" office:value="9570" table:style-name="ce13">
            <text:p>9570<text:s/></text:p>
          </table:table-cell>
          <table:table-cell office:value-type="float" office:value="10381" table:style-name="ce13">
            <text:p>10381<text:s/></text:p>
          </table:table-cell>
          <table:table-cell office:value-type="float" office:value="7319" table:style-name="ce13">
            <text:p>7319<text:s/></text:p>
          </table:table-cell>
          <table:table-cell office:value-type="float" office:value="7074" table:style-name="ce13">
            <text:p>7074<text:s/></text:p>
          </table:table-cell>
          <table:table-cell office:value-type="float" office:value="5884" table:style-name="ce13">
            <text:p>5884<text:s/></text:p>
          </table:table-cell>
          <table:table-cell office:value-type="float" office:value="6199" table:style-name="ce13">
            <text:p>6199<text:s/></text:p>
          </table:table-cell>
          <table:table-cell office:value-type="float" office:value="6414" table:style-name="ce13">
            <text:p>6414<text:s/></text:p>
          </table:table-cell>
          <table:table-cell office:value-type="float" office:value="6210" table:style-name="ce14">
            <text:p>6.210</text:p>
          </table:table-cell>
          <table:table-cell office:value-type="float" office:value="7320" table:style-name="ce14">
            <text:p>7.320</text:p>
          </table:table-cell>
          <table:table-cell office:value-type="float" office:value="5546" table:style-name="ce14">
            <text:p>5.546</text:p>
          </table:table-cell>
          <table:table-cell office:value-type="float" office:value="5173" table:style-name="ce15">
            <text:p>5.173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Intelig</text:p>
          </table:table-cell>
          <table:table-cell office:value-type="string" table:style-name="ce12">
            <text:p>Quantidade de reclamações</text:p>
          </table:table-cell>
          <table:table-cell office:value-type="float" office:value="206" table:style-name="ce13">
            <text:p>206<text:s/></text:p>
          </table:table-cell>
          <table:table-cell office:value-type="float" office:value="194" table:style-name="ce13">
            <text:p>194<text:s/></text:p>
          </table:table-cell>
          <table:table-cell office:value-type="float" office:value="195" table:style-name="ce13">
            <text:p>195<text:s/></text:p>
          </table:table-cell>
          <table:table-cell office:value-type="float" office:value="172" table:style-name="ce13">
            <text:p>172<text:s/></text:p>
          </table:table-cell>
          <table:table-cell office:value-type="float" office:value="169" table:style-name="ce13">
            <text:p>169<text:s/></text:p>
          </table:table-cell>
          <table:table-cell office:value-type="float" office:value="145" table:style-name="ce13">
            <text:p>145<text:s/></text:p>
          </table:table-cell>
          <table:table-cell office:value-type="float" office:value="151" table:style-name="ce13">
            <text:p>151<text:s/></text:p>
          </table:table-cell>
          <table:table-cell office:value-type="float" office:value="149" table:style-name="ce13">
            <text:p>149<text:s/></text:p>
          </table:table-cell>
          <table:table-cell office:value-type="float" office:value="120" table:style-name="ce6">
            <text:p>120</text:p>
          </table:table-cell>
          <table:table-cell table:number-columns-repeated="2" table:style-name="ce6"/>
          <table:table-cell table:number-columns-repeated="16371" table:style-name="ce1"/>
        </table:table-row>
        <table:table-row table:style-name="ro2">
          <table:table-cell office:value-type="string" table:style-name="ce6">
            <text:p>Oi</text:p>
          </table:table-cell>
          <table:table-cell office:value-type="string" table:style-name="ce12">
            <text:p>Quantidade de reclamações</text:p>
          </table:table-cell>
          <table:table-cell office:value-type="float" office:value="50123" table:style-name="ce13">
            <text:p>50123<text:s/></text:p>
          </table:table-cell>
          <table:table-cell office:value-type="float" office:value="48256" table:style-name="ce13">
            <text:p>48256<text:s/></text:p>
          </table:table-cell>
          <table:table-cell office:value-type="float" office:value="57612" table:style-name="ce13">
            <text:p>57612<text:s/></text:p>
          </table:table-cell>
          <table:table-cell office:value-type="float" office:value="57675" table:style-name="ce13">
            <text:p>57675<text:s/></text:p>
          </table:table-cell>
          <table:table-cell office:value-type="float" office:value="51997" table:style-name="ce13">
            <text:p>51997<text:s/></text:p>
          </table:table-cell>
          <table:table-cell office:value-type="float" office:value="43112" table:style-name="ce13">
            <text:p>43112<text:s/></text:p>
          </table:table-cell>
          <table:table-cell office:value-type="float" office:value="49922" table:style-name="ce13">
            <text:p>49922<text:s/></text:p>
          </table:table-cell>
          <table:table-cell office:value-type="float" office:value="4339" table:style-name="ce13">
            <text:p>4339<text:s/></text:p>
          </table:table-cell>
          <table:table-cell office:value-type="float" office:value="35192" table:style-name="ce14">
            <text:p>35.192</text:p>
          </table:table-cell>
          <table:table-cell office:value-type="float" office:value="36244" table:style-name="ce14">
            <text:p>36.244</text:p>
          </table:table-cell>
          <table:table-cell office:value-type="float" office:value="35741" table:style-name="ce14">
            <text:p>35.741</text:p>
          </table:table-cell>
          <table:table-cell office:value-type="float" office:value="44233" table:style-name="ce15">
            <text:p>44.233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Sercomtel</text:p>
          </table:table-cell>
          <table:table-cell office:value-type="string" table:style-name="ce12">
            <text:p>Quantidade de reclamações</text:p>
          </table:table-cell>
          <table:table-cell office:value-type="float" office:value="62" table:style-name="ce13">
            <text:p>62<text:s/></text:p>
          </table:table-cell>
          <table:table-cell office:value-type="float" office:value="66" table:style-name="ce13">
            <text:p>66<text:s/></text:p>
          </table:table-cell>
          <table:table-cell office:value-type="float" office:value="67" table:style-name="ce13">
            <text:p>67<text:s/></text:p>
          </table:table-cell>
          <table:table-cell office:value-type="float" office:value="69" table:style-name="ce13">
            <text:p>69<text:s/></text:p>
          </table:table-cell>
          <table:table-cell office:value-type="float" office:value="60" table:style-name="ce13">
            <text:p>60<text:s/></text:p>
          </table:table-cell>
          <table:table-cell office:value-type="float" office:value="67" table:style-name="ce13">
            <text:p>67<text:s/></text:p>
          </table:table-cell>
          <table:table-cell office:value-type="float" office:value="74" table:style-name="ce13">
            <text:p>74<text:s/></text:p>
          </table:table-cell>
          <table:table-cell office:value-type="float" office:value="83" table:style-name="ce13">
            <text:p>83<text:s/></text:p>
          </table:table-cell>
          <table:table-cell office:value-type="float" office:value="65" table:style-name="ce6">
            <text:p>65</text:p>
          </table:table-cell>
          <table:table-cell office:value-type="float" office:value="77" table:style-name="ce6">
            <text:p>77</text:p>
          </table:table-cell>
          <table:table-cell office:value-type="float" office:value="39" table:style-name="ce6">
            <text:p>39</text:p>
          </table:table-cell>
          <table:table-cell office:value-type="float" office:value="34" table:style-name="ce1">
            <text:p>34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Telefônica</text:p>
          </table:table-cell>
          <table:table-cell office:value-type="string" table:style-name="ce12">
            <text:p>Quantidade de reclamações</text:p>
          </table:table-cell>
          <table:table-cell office:value-type="float" office:value="14712" table:style-name="ce13">
            <text:p>14712<text:s/></text:p>
          </table:table-cell>
          <table:table-cell office:value-type="float" office:value="14334" table:style-name="ce13">
            <text:p>14334<text:s/></text:p>
          </table:table-cell>
          <table:table-cell office:value-type="float" office:value="15797" table:style-name="ce13">
            <text:p>15797<text:s/></text:p>
          </table:table-cell>
          <table:table-cell office:value-type="float" office:value="13975" table:style-name="ce13">
            <text:p>13975<text:s/></text:p>
          </table:table-cell>
          <table:table-cell office:value-type="float" office:value="13460" table:style-name="ce13">
            <text:p>13460<text:s/></text:p>
          </table:table-cell>
          <table:table-cell office:value-type="float" office:value="13992" table:style-name="ce13">
            <text:p>13992<text:s/></text:p>
          </table:table-cell>
          <table:table-cell office:value-type="float" office:value="18187" table:style-name="ce13">
            <text:p>18187<text:s/></text:p>
          </table:table-cell>
          <table:table-cell office:value-type="float" office:value="17118" table:style-name="ce13">
            <text:p>17118<text:s/></text:p>
          </table:table-cell>
          <table:table-cell office:value-type="float" office:value="14401" table:style-name="ce14">
            <text:p>14.401</text:p>
          </table:table-cell>
          <table:table-cell office:value-type="float" office:value="17783" table:style-name="ce14">
            <text:p>17.783</text:p>
          </table:table-cell>
          <table:table-cell office:value-type="float" office:value="15102" table:style-name="ce14">
            <text:p>15.102</text:p>
          </table:table-cell>
          <table:table-cell office:value-type="float" office:value="14790" table:style-name="ce15">
            <text:p>14.790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TIM</text:p>
          </table:table-cell>
          <table:table-cell office:value-type="string" table:style-name="ce12">
            <text:p>Quantidade de reclamações</text:p>
          </table:table-cell>
          <table:table-cell office:value-type="float" office:value="807" table:style-name="ce13">
            <text:p>807<text:s/></text:p>
          </table:table-cell>
          <table:table-cell office:value-type="float" office:value="797" table:style-name="ce13">
            <text:p>797<text:s/></text:p>
          </table:table-cell>
          <table:table-cell office:value-type="float" office:value="808" table:style-name="ce13">
            <text:p>808<text:s/></text:p>
          </table:table-cell>
          <table:table-cell office:value-type="float" office:value="744" table:style-name="ce13">
            <text:p>744<text:s/></text:p>
          </table:table-cell>
          <table:table-cell office:value-type="float" office:value="792" table:style-name="ce13">
            <text:p>792<text:s/></text:p>
          </table:table-cell>
          <table:table-cell office:value-type="float" office:value="685" table:style-name="ce13">
            <text:p>685<text:s/></text:p>
          </table:table-cell>
          <table:table-cell office:value-type="float" office:value="734" table:style-name="ce13">
            <text:p>734<text:s/></text:p>
          </table:table-cell>
          <table:table-cell office:value-type="float" office:value="655" table:style-name="ce13">
            <text:p>655<text:s/></text:p>
          </table:table-cell>
          <table:table-cell office:value-type="float" office:value="562" table:style-name="ce6">
            <text:p>562</text:p>
          </table:table-cell>
          <table:table-cell table:number-columns-repeated="2" table:style-name="ce6"/>
          <table:table-cell table:number-columns-repeated="16371" table:style-name="ce1"/>
        </table:table-row>
        <table:table-row table:style-name="ro2">
          <table:table-cell office:value-type="string" table:style-name="ce9">
            <text:p>TIM/Intelig</text:p>
          </table:table-cell>
          <table:table-cell office:value-type="string" table:style-name="ce16">
            <text:p>Quantidade de reclamações</text:p>
          </table:table-cell>
          <table:table-cell table:number-columns-repeated="8" table:style-name="ce17"/>
          <table:table-cell table:style-name="ce9"/>
          <table:table-cell office:value-type="float" office:value="692" table:style-name="ce9">
            <text:p>692</text:p>
          </table:table-cell>
          <table:table-cell office:value-type="float" office:value="706" table:style-name="ce9">
            <text:p>706</text:p>
          </table:table-cell>
          <table:table-cell office:value-type="float" office:value="535" table:style-name="ce18">
            <text:p>535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CTBC Telecom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818153" table:style-name="ce13">
            <text:p>818153<text:s/></text:p>
          </table:table-cell>
          <table:table-cell office:value-type="float" office:value="821514" table:style-name="ce13">
            <text:p>821514<text:s/></text:p>
          </table:table-cell>
          <table:table-cell office:value-type="float" office:value="824756" table:style-name="ce13">
            <text:p>824756<text:s/></text:p>
          </table:table-cell>
          <table:table-cell office:value-type="float" office:value="828963" table:style-name="ce13">
            <text:p>828963<text:s/></text:p>
          </table:table-cell>
          <table:table-cell office:value-type="float" office:value="837131" table:style-name="ce13">
            <text:p>837131<text:s/></text:p>
          </table:table-cell>
          <table:table-cell office:value-type="float" office:value="845400" table:style-name="ce13">
            <text:p>845400<text:s/></text:p>
          </table:table-cell>
          <table:table-cell office:value-type="float" office:value="832093" table:style-name="ce13">
            <text:p>832093<text:s/></text:p>
          </table:table-cell>
          <table:table-cell office:value-type="float" office:value="856033" table:style-name="ce13">
            <text:p>856033<text:s/></text:p>
          </table:table-cell>
          <table:table-cell office:value-type="float" office:value="860909" table:style-name="ce14">
            <text:p>860.909</text:p>
          </table:table-cell>
          <table:table-cell office:value-type="float" office:value="868211" table:style-name="ce14">
            <text:p>868.211</text:p>
          </table:table-cell>
          <table:table-cell office:value-type="float" office:value="872728" table:style-name="ce14">
            <text:p>872.728</text:p>
          </table:table-cell>
          <table:table-cell office:value-type="float" office:value="879943" table:style-name="ce15">
            <text:p>879.943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Embratel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9681154" table:style-name="ce13">
            <text:p>9681154<text:s/></text:p>
          </table:table-cell>
          <table:table-cell office:value-type="float" office:value="9787099" table:style-name="ce13">
            <text:p>9787099<text:s/></text:p>
          </table:table-cell>
          <table:table-cell office:value-type="float" office:value="9851557" table:style-name="ce13">
            <text:p>9851557<text:s/></text:p>
          </table:table-cell>
          <table:table-cell office:value-type="float" office:value="9971121" table:style-name="ce13">
            <text:p>9971121<text:s/></text:p>
          </table:table-cell>
          <table:table-cell office:value-type="float" office:value="10056014" table:style-name="ce13">
            <text:p>10056014<text:s/></text:p>
          </table:table-cell>
          <table:table-cell office:value-type="float" office:value="10155735" table:style-name="ce13">
            <text:p>10155735<text:s/></text:p>
          </table:table-cell>
          <table:table-cell office:value-type="float" office:value="10205076" table:style-name="ce13">
            <text:p>10205076<text:s/></text:p>
          </table:table-cell>
          <table:table-cell office:value-type="float" office:value="10341553" table:style-name="ce13">
            <text:p>10341553<text:s/></text:p>
          </table:table-cell>
          <table:table-cell office:value-type="float" office:value="10294583" table:style-name="ce14">
            <text:p>10.294.583</text:p>
          </table:table-cell>
          <table:table-cell office:value-type="float" office:value="10505451" table:style-name="ce14">
            <text:p>10.505.451</text:p>
          </table:table-cell>
          <table:table-cell office:value-type="float" office:value="10573266" table:style-name="ce14">
            <text:p>10.573.266</text:p>
          </table:table-cell>
          <table:table-cell office:value-type="float" office:value="10862135" table:style-name="ce15">
            <text:p>10.862.135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GVT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3636086" table:style-name="ce13">
            <text:p>3636086<text:s/></text:p>
          </table:table-cell>
          <table:table-cell office:value-type="float" office:value="3671778" table:style-name="ce13">
            <text:p>3671778<text:s/></text:p>
          </table:table-cell>
          <table:table-cell office:value-type="float" office:value="3690807" table:style-name="ce13">
            <text:p>3690807<text:s/></text:p>
          </table:table-cell>
          <table:table-cell office:value-type="float" office:value="3727497" table:style-name="ce13">
            <text:p>3727497<text:s/></text:p>
          </table:table-cell>
          <table:table-cell office:value-type="float" office:value="3767376" table:style-name="ce13">
            <text:p>3767376<text:s/></text:p>
          </table:table-cell>
          <table:table-cell office:value-type="float" office:value="3810376" table:style-name="ce13">
            <text:p>3810376<text:s/></text:p>
          </table:table-cell>
          <table:table-cell office:value-type="float" office:value="3843722" table:style-name="ce13">
            <text:p>3843722<text:s/></text:p>
          </table:table-cell>
          <table:table-cell office:value-type="float" office:value="3875330" table:style-name="ce13">
            <text:p>3875330<text:s/></text:p>
          </table:table-cell>
          <table:table-cell office:value-type="float" office:value="3927568" table:style-name="ce14">
            <text:p>3.927.568</text:p>
          </table:table-cell>
          <table:table-cell office:value-type="float" office:value="4024609" table:style-name="ce14">
            <text:p>4.024.609</text:p>
          </table:table-cell>
          <table:table-cell office:value-type="float" office:value="4063739" table:style-name="ce14">
            <text:p>4.063.739</text:p>
          </table:table-cell>
          <table:table-cell office:value-type="float" office:value="4125061" table:style-name="ce15">
            <text:p>4.125.061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Intelig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154689" table:style-name="ce13">
            <text:p>154689<text:s/></text:p>
          </table:table-cell>
          <table:table-cell office:value-type="float" office:value="148939" table:style-name="ce13">
            <text:p>148939<text:s/></text:p>
          </table:table-cell>
          <table:table-cell office:value-type="float" office:value="146837" table:style-name="ce13">
            <text:p>146837<text:s/></text:p>
          </table:table-cell>
          <table:table-cell office:value-type="float" office:value="146028" table:style-name="ce13">
            <text:p>146028<text:s/></text:p>
          </table:table-cell>
          <table:table-cell office:value-type="float" office:value="142041" table:style-name="ce13">
            <text:p>142041<text:s/></text:p>
          </table:table-cell>
          <table:table-cell office:value-type="float" office:value="140707" table:style-name="ce13">
            <text:p>140707<text:s/></text:p>
          </table:table-cell>
          <table:table-cell office:value-type="float" office:value="139136" table:style-name="ce13">
            <text:p>139136<text:s/></text:p>
          </table:table-cell>
          <table:table-cell office:value-type="float" office:value="137840" table:style-name="ce13">
            <text:p>137840<text:s/></text:p>
          </table:table-cell>
          <table:table-cell office:value-type="float" office:value="137262" table:style-name="ce14">
            <text:p>137.262</text:p>
          </table:table-cell>
          <table:table-cell table:style-name="ce14"/>
          <table:table-cell table:style-name="ce6"/>
          <table:table-cell table:number-columns-repeated="16371" table:style-name="ce1"/>
        </table:table-row>
        <table:table-row table:style-name="ro2">
          <table:table-cell office:value-type="string" table:style-name="ce6">
            <text:p>Oi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18622687" table:style-name="ce13">
            <text:p>18622687<text:s/></text:p>
          </table:table-cell>
          <table:table-cell office:value-type="float" office:value="18579855" table:style-name="ce13">
            <text:p>18579855<text:s/></text:p>
          </table:table-cell>
          <table:table-cell office:value-type="float" office:value="18548833" table:style-name="ce13">
            <text:p>18548833<text:s/></text:p>
          </table:table-cell>
          <table:table-cell office:value-type="float" office:value="18498236" table:style-name="ce13">
            <text:p>18498236<text:s/></text:p>
          </table:table-cell>
          <table:table-cell office:value-type="float" office:value="18434150" table:style-name="ce13">
            <text:p>18434150<text:s/></text:p>
          </table:table-cell>
          <table:table-cell office:value-type="float" office:value="18329720" table:style-name="ce13">
            <text:p>18329720<text:s/></text:p>
          </table:table-cell>
          <table:table-cell office:value-type="float" office:value="18215357" table:style-name="ce13">
            <text:p>18215357<text:s/></text:p>
          </table:table-cell>
          <table:table-cell office:value-type="float" office:value="18117559" table:style-name="ce13">
            <text:p>18117559<text:s/></text:p>
          </table:table-cell>
          <table:table-cell office:value-type="float" office:value="18052553" table:style-name="ce14">
            <text:p>18.052.553</text:p>
          </table:table-cell>
          <table:table-cell office:value-type="float" office:value="17959692" table:style-name="ce14">
            <text:p>17.959.692</text:p>
          </table:table-cell>
          <table:table-cell office:value-type="float" office:value="17867254" table:style-name="ce14">
            <text:p>17.867.254</text:p>
          </table:table-cell>
          <table:table-cell office:value-type="float" office:value="17499910" table:style-name="ce15">
            <text:p>17.499.910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Sercomtel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188926" table:style-name="ce13">
            <text:p>188926<text:s/></text:p>
          </table:table-cell>
          <table:table-cell office:value-type="float" office:value="189848" table:style-name="ce13">
            <text:p>189848<text:s/></text:p>
          </table:table-cell>
          <table:table-cell office:value-type="float" office:value="190917" table:style-name="ce13">
            <text:p>190917<text:s/></text:p>
          </table:table-cell>
          <table:table-cell office:value-type="float" office:value="191855" table:style-name="ce13">
            <text:p>191855<text:s/></text:p>
          </table:table-cell>
          <table:table-cell office:value-type="float" office:value="192972" table:style-name="ce13">
            <text:p>192972<text:s/></text:p>
          </table:table-cell>
          <table:table-cell office:value-type="float" office:value="193838" table:style-name="ce13">
            <text:p>193838<text:s/></text:p>
          </table:table-cell>
          <table:table-cell office:value-type="float" office:value="193906" table:style-name="ce13">
            <text:p>193906<text:s/></text:p>
          </table:table-cell>
          <table:table-cell office:value-type="float" office:value="194782" table:style-name="ce13">
            <text:p>194782<text:s/></text:p>
          </table:table-cell>
          <table:table-cell office:value-type="float" office:value="195618" table:style-name="ce14">
            <text:p>195.618</text:p>
          </table:table-cell>
          <table:table-cell office:value-type="float" office:value="203041" table:style-name="ce14">
            <text:p>203.041</text:p>
          </table:table-cell>
          <table:table-cell office:value-type="float" office:value="204618" table:style-name="ce14">
            <text:p>204.618</text:p>
          </table:table-cell>
          <table:table-cell office:value-type="float" office:value="207033" table:style-name="ce15">
            <text:p>207.033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Telefônica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10537617" table:style-name="ce13">
            <text:p>10537617<text:s/></text:p>
          </table:table-cell>
          <table:table-cell office:value-type="float" office:value="10492160" table:style-name="ce13">
            <text:p>10492160<text:s/></text:p>
          </table:table-cell>
          <table:table-cell office:value-type="float" office:value="10454120" table:style-name="ce13">
            <text:p>10454120<text:s/></text:p>
          </table:table-cell>
          <table:table-cell office:value-type="float" office:value="10428578" table:style-name="ce13">
            <text:p>10428578<text:s/></text:p>
          </table:table-cell>
          <table:table-cell office:value-type="float" office:value="10437332" table:style-name="ce13">
            <text:p>10437332<text:s/></text:p>
          </table:table-cell>
          <table:table-cell office:value-type="float" office:value="10416456" table:style-name="ce13">
            <text:p>10416456<text:s/></text:p>
          </table:table-cell>
          <table:table-cell office:value-type="float" office:value="10391556" table:style-name="ce13">
            <text:p>10391556<text:s/></text:p>
          </table:table-cell>
          <table:table-cell office:value-type="float" office:value="10363061" table:style-name="ce13">
            <text:p>10363061<text:s/></text:p>
          </table:table-cell>
          <table:table-cell office:value-type="float" office:value="10343933" table:style-name="ce14">
            <text:p>10.343.933</text:p>
          </table:table-cell>
          <table:table-cell office:value-type="float" office:value="10335064" table:style-name="ce14">
            <text:p>10.335.064</text:p>
          </table:table-cell>
          <table:table-cell office:value-type="float" office:value="10323671" table:style-name="ce14">
            <text:p>10.323.671</text:p>
          </table:table-cell>
          <table:table-cell office:value-type="float" office:value="10253162" table:style-name="ce15">
            <text:p>10.253.162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TIM</text:p>
          </table:table-cell>
          <table:table-cell office:value-type="string" table:style-name="ce12">
            <text:p>Quantidade de acessos em serviço</text:p>
          </table:table-cell>
          <table:table-cell office:value-type="float" office:value="485722" table:style-name="ce13">
            <text:p>485722<text:s/></text:p>
          </table:table-cell>
          <table:table-cell office:value-type="float" office:value="491314" table:style-name="ce13">
            <text:p>491314<text:s/></text:p>
          </table:table-cell>
          <table:table-cell office:value-type="float" office:value="490730" table:style-name="ce13">
            <text:p>490730<text:s/></text:p>
          </table:table-cell>
          <table:table-cell office:value-type="float" office:value="489881" table:style-name="ce13">
            <text:p>489881<text:s/></text:p>
          </table:table-cell>
          <table:table-cell office:value-type="float" office:value="490340" table:style-name="ce13">
            <text:p>490340<text:s/></text:p>
          </table:table-cell>
          <table:table-cell office:value-type="float" office:value="493073" table:style-name="ce13">
            <text:p>493073<text:s/></text:p>
          </table:table-cell>
          <table:table-cell office:value-type="float" office:value="492046" table:style-name="ce13">
            <text:p>492046<text:s/></text:p>
          </table:table-cell>
          <table:table-cell office:value-type="float" office:value="495774" table:style-name="ce13">
            <text:p>495774<text:s/></text:p>
          </table:table-cell>
          <table:table-cell office:value-type="float" office:value="495712" table:style-name="ce14">
            <text:p>495.712</text:p>
          </table:table-cell>
          <table:table-cell table:style-name="ce14"/>
          <table:table-cell table:style-name="ce6"/>
          <table:table-cell table:number-columns-repeated="16371" table:style-name="ce1"/>
        </table:table-row>
        <table:table-row table:style-name="ro2">
          <table:table-cell office:value-type="string" table:style-name="ce9">
            <text:p>TIM/Intelig</text:p>
          </table:table-cell>
          <table:table-cell office:value-type="string" table:style-name="ce16">
            <text:p>Quantidade de acessos em serviço</text:p>
          </table:table-cell>
          <table:table-cell table:number-columns-repeated="8" table:style-name="ce17"/>
          <table:table-cell table:style-name="ce9"/>
          <table:table-cell office:value-type="float" office:value="657027" table:style-name="ce17">
            <text:p>657027<text:s/></text:p>
          </table:table-cell>
          <table:table-cell office:value-type="float" office:value="659315" table:style-name="ce19">
            <text:p>659.315</text:p>
          </table:table-cell>
          <table:table-cell office:value-type="float" office:value="664592" table:style-name="ce20">
            <text:p>664.592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CTBC Telecom</text:p>
          </table:table-cell>
          <table:table-cell office:value-type="string" table:style-name="ce6">
            <text:p>Índice de Reclamações</text:p>
          </table:table-cell>
          <table:table-cell office:value-type="float" office:value="0.54" table:style-name="ce7">
            <text:p>0,540</text:p>
          </table:table-cell>
          <table:table-cell office:value-type="float" office:value="0.53600000000000003" table:style-name="ce7">
            <text:p>0,536</text:p>
          </table:table-cell>
          <table:table-cell office:value-type="float" office:value="0.64500000000000002" table:style-name="ce7">
            <text:p>0,645</text:p>
          </table:table-cell>
          <table:table-cell office:value-type="float" office:value="0.61" table:style-name="ce7">
            <text:p>0,610</text:p>
          </table:table-cell>
          <table:table-cell office:value-type="float" office:value="0.621" table:style-name="ce7">
            <text:p>0,621</text:p>
          </table:table-cell>
          <table:table-cell office:value-type="float" office:value="0.57299999999999995" table:style-name="ce7">
            <text:p>0,573</text:p>
          </table:table-cell>
          <table:table-cell office:value-type="float" office:value="0.65" table:style-name="ce7">
            <text:p>0,650</text:p>
          </table:table-cell>
          <table:table-cell office:value-type="float" office:value="0.58099999999999996" table:style-name="ce7">
            <text:p>0,581</text:p>
          </table:table-cell>
          <table:table-cell office:value-type="float" office:value="0.48399999999999999" table:style-name="ce7">
            <text:p>0,484</text:p>
          </table:table-cell>
          <table:table-cell office:value-type="float" office:value="0.435" table:style-name="ce7">
            <text:p>0,435</text:p>
          </table:table-cell>
          <table:table-cell office:value-type="float" office:value="0.29199999999999998" table:style-name="ce7">
            <text:p>0,292</text:p>
          </table:table-cell>
          <table:table-cell office:value-type="float" office:value="0.27200000000000002" table:style-name="ce8">
            <text:p>0,272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Embratel</text:p>
          </table:table-cell>
          <table:table-cell office:value-type="string" table:style-name="ce6">
            <text:p>Índice de Reclamações</text:p>
          </table:table-cell>
          <table:table-cell office:value-type="float" office:value="0.91800000000000004" table:style-name="ce7">
            <text:p>0,918</text:p>
          </table:table-cell>
          <table:table-cell office:value-type="float" office:value="0.98699999999999999" table:style-name="ce7">
            <text:p>0,987</text:p>
          </table:table-cell>
          <table:table-cell office:value-type="float" office:value="0.97899999999999998" table:style-name="ce7">
            <text:p>0,979</text:p>
          </table:table-cell>
          <table:table-cell office:value-type="float" office:value="0.92900000000000005" table:style-name="ce7">
            <text:p>0,929</text:p>
          </table:table-cell>
          <table:table-cell office:value-type="float" office:value="1.0329999999999999" table:style-name="ce7">
            <text:p>1,033</text:p>
          </table:table-cell>
          <table:table-cell office:value-type="float" office:value="0.89800000000000002" table:style-name="ce7">
            <text:p>0,898</text:p>
          </table:table-cell>
          <table:table-cell office:value-type="float" office:value="1.0069999999999999" table:style-name="ce7">
            <text:p>1,007</text:p>
          </table:table-cell>
          <table:table-cell office:value-type="float" office:value="1.0660000000000001" table:style-name="ce7">
            <text:p>1,066</text:p>
          </table:table-cell>
          <table:table-cell office:value-type="float" office:value="0.94599999999999995" table:style-name="ce7">
            <text:p>0,946</text:p>
          </table:table-cell>
          <table:table-cell office:value-type="float" office:value="1.069" table:style-name="ce7">
            <text:p>1,069</text:p>
          </table:table-cell>
          <table:table-cell office:value-type="float" office:value="0.88" table:style-name="ce7">
            <text:p>0,880</text:p>
          </table:table-cell>
          <table:table-cell office:value-type="float" office:value="0.80700000000000005" table:style-name="ce8">
            <text:p>0,807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GVT</text:p>
          </table:table-cell>
          <table:table-cell office:value-type="string" table:style-name="ce6">
            <text:p>Índice de Reclamações</text:p>
          </table:table-cell>
          <table:table-cell office:value-type="float" office:value="1.798" table:style-name="ce7">
            <text:p>1,798</text:p>
          </table:table-cell>
          <table:table-cell office:value-type="float" office:value="2.6059999999999999" table:style-name="ce7">
            <text:p>2,606</text:p>
          </table:table-cell>
          <table:table-cell office:value-type="float" office:value="2.8130000000000002" table:style-name="ce7">
            <text:p>2,813</text:p>
          </table:table-cell>
          <table:table-cell office:value-type="float" office:value="1.964" table:style-name="ce7">
            <text:p>1,964</text:p>
          </table:table-cell>
          <table:table-cell office:value-type="float" office:value="1.8779999999999999" table:style-name="ce7">
            <text:p>1,878</text:p>
          </table:table-cell>
          <table:table-cell office:value-type="float" office:value="1.544" table:style-name="ce7">
            <text:p>1,544</text:p>
          </table:table-cell>
          <table:table-cell office:value-type="float" office:value="1.613" table:style-name="ce7">
            <text:p>1,613</text:p>
          </table:table-cell>
          <table:table-cell office:value-type="float" office:value="1.655" table:style-name="ce7">
            <text:p>1,655</text:p>
          </table:table-cell>
          <table:table-cell office:value-type="float" office:value="1.581" table:style-name="ce7">
            <text:p>1,581</text:p>
          </table:table-cell>
          <table:table-cell office:value-type="float" office:value="1.819" table:style-name="ce7">
            <text:p>1,819</text:p>
          </table:table-cell>
          <table:table-cell office:value-type="float" office:value="1.365" table:style-name="ce7">
            <text:p>1,365</text:p>
          </table:table-cell>
          <table:table-cell office:value-type="float" office:value="1.254" table:style-name="ce8">
            <text:p>1,254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Intelig</text:p>
          </table:table-cell>
          <table:table-cell office:value-type="string" table:style-name="ce6">
            <text:p>Índice de Reclamações</text:p>
          </table:table-cell>
          <table:table-cell office:value-type="float" office:value="1.3320000000000001" table:style-name="ce7">
            <text:p>1,332</text:p>
          </table:table-cell>
          <table:table-cell office:value-type="float" office:value="1.3029999999999999" table:style-name="ce7">
            <text:p>1,303</text:p>
          </table:table-cell>
          <table:table-cell office:value-type="float" office:value="1.3280000000000001" table:style-name="ce7">
            <text:p>1,328</text:p>
          </table:table-cell>
          <table:table-cell office:value-type="float" office:value="1.1779999999999999" table:style-name="ce7">
            <text:p>1,178</text:p>
          </table:table-cell>
          <table:table-cell office:value-type="float" office:value="1.19" table:style-name="ce7">
            <text:p>1,190</text:p>
          </table:table-cell>
          <table:table-cell office:value-type="float" office:value="1.0309999999999999" table:style-name="ce7">
            <text:p>1,031</text:p>
          </table:table-cell>
          <table:table-cell office:value-type="float" office:value="1.085" table:style-name="ce7">
            <text:p>1,085</text:p>
          </table:table-cell>
          <table:table-cell office:value-type="float" office:value="1.081" table:style-name="ce7">
            <text:p>1,081</text:p>
          </table:table-cell>
          <table:table-cell office:value-type="float" office:value="0.874" table:style-name="ce7">
            <text:p>0,874</text:p>
          </table:table-cell>
          <table:table-cell table:number-columns-repeated="2" table:style-name="ce7"/>
          <table:table-cell table:style-name="ce8"/>
          <table:table-cell table:number-columns-repeated="16370"/>
        </table:table-row>
        <table:table-row table:style-name="ro2">
          <table:table-cell office:value-type="string" table:style-name="ce6">
            <text:p>OI</text:p>
          </table:table-cell>
          <table:table-cell office:value-type="string" table:style-name="ce6">
            <text:p>Índice de Reclamações</text:p>
          </table:table-cell>
          <table:table-cell office:value-type="float" office:value="2.6920000000000002" table:style-name="ce7">
            <text:p>2,692</text:p>
          </table:table-cell>
          <table:table-cell office:value-type="float" office:value="2.597" table:style-name="ce7">
            <text:p>2,597</text:p>
          </table:table-cell>
          <table:table-cell office:value-type="float" office:value="3.1059999999999999" table:style-name="ce7">
            <text:p>3,106</text:p>
          </table:table-cell>
          <table:table-cell office:value-type="float" office:value="3.1179999999999999" table:style-name="ce7">
            <text:p>3,118</text:p>
          </table:table-cell>
          <table:table-cell office:value-type="float" office:value="2.8210000000000002" table:style-name="ce7">
            <text:p>2,821</text:p>
          </table:table-cell>
          <table:table-cell office:value-type="float" office:value="2.3519999999999999" table:style-name="ce7">
            <text:p>2,352</text:p>
          </table:table-cell>
          <table:table-cell office:value-type="float" office:value="2.7410000000000001" table:style-name="ce7">
            <text:p>2,741</text:p>
          </table:table-cell>
          <table:table-cell office:value-type="float" office:value="2.395" table:style-name="ce7">
            <text:p>2,395</text:p>
          </table:table-cell>
          <table:table-cell office:value-type="float" office:value="1.9490000000000001" table:style-name="ce7">
            <text:p>1,949</text:p>
          </table:table-cell>
          <table:table-cell office:value-type="float" office:value="2.0179999999999998" table:style-name="ce7">
            <text:p>2,018</text:p>
          </table:table-cell>
          <table:table-cell office:value-type="float" office:value="2" table:style-name="ce7">
            <text:p>2,000</text:p>
          </table:table-cell>
          <table:table-cell office:value-type="float" office:value="2.528" table:style-name="ce8">
            <text:p>2,528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Sercomtel</text:p>
          </table:table-cell>
          <table:table-cell office:value-type="string" table:style-name="ce6">
            <text:p>Índice de Reclamações</text:p>
          </table:table-cell>
          <table:table-cell office:value-type="float" office:value="0.32800000000000001" table:style-name="ce7">
            <text:p>0,328</text:p>
          </table:table-cell>
          <table:table-cell office:value-type="float" office:value="0.34799999999999998" table:style-name="ce7">
            <text:p>0,348</text:p>
          </table:table-cell>
          <table:table-cell office:value-type="float" office:value="0.35099999999999998" table:style-name="ce7">
            <text:p>0,351</text:p>
          </table:table-cell>
          <table:table-cell office:value-type="float" office:value="0.36" table:style-name="ce7">
            <text:p>0,360</text:p>
          </table:table-cell>
          <table:table-cell office:value-type="float" office:value="0.311" table:style-name="ce7">
            <text:p>0,311</text:p>
          </table:table-cell>
          <table:table-cell office:value-type="float" office:value="0.34599999999999997" table:style-name="ce7">
            <text:p>0,346</text:p>
          </table:table-cell>
          <table:table-cell office:value-type="float" office:value="0.38200000000000001" table:style-name="ce7">
            <text:p>0,382</text:p>
          </table:table-cell>
          <table:table-cell office:value-type="float" office:value="0.42599999999999999" table:style-name="ce7">
            <text:p>0,426</text:p>
          </table:table-cell>
          <table:table-cell office:value-type="float" office:value="0.33200000000000002" table:style-name="ce7">
            <text:p>0,332</text:p>
          </table:table-cell>
          <table:table-cell office:value-type="float" office:value="0.379" table:style-name="ce7">
            <text:p>0,379</text:p>
          </table:table-cell>
          <table:table-cell office:value-type="float" office:value="0.191" table:style-name="ce7">
            <text:p>0,191</text:p>
          </table:table-cell>
          <table:table-cell office:value-type="float" office:value="0.16400000000000001" table:style-name="ce8">
            <text:p>0,164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Telefônica</text:p>
          </table:table-cell>
          <table:table-cell office:value-type="string" table:style-name="ce6">
            <text:p>Índice de Reclamações</text:p>
          </table:table-cell>
          <table:table-cell office:value-type="float" office:value="1.3959999999999999" table:style-name="ce7">
            <text:p>1,396</text:p>
          </table:table-cell>
          <table:table-cell office:value-type="float" office:value="1.3660000000000001" table:style-name="ce7">
            <text:p>1,366</text:p>
          </table:table-cell>
          <table:table-cell office:value-type="float" office:value="1.5109999999999999" table:style-name="ce7">
            <text:p>1,511</text:p>
          </table:table-cell>
          <table:table-cell office:value-type="float" office:value="1.34" table:style-name="ce7">
            <text:p>1,340</text:p>
          </table:table-cell>
          <table:table-cell office:value-type="float" office:value="1.29" table:style-name="ce7">
            <text:p>1,290</text:p>
          </table:table-cell>
          <table:table-cell office:value-type="float" office:value="1.343" table:style-name="ce7">
            <text:p>1,343</text:p>
          </table:table-cell>
          <table:table-cell office:value-type="float" office:value="1.75" table:style-name="ce7">
            <text:p>1,750</text:p>
          </table:table-cell>
          <table:table-cell office:value-type="float" office:value="1.6519999999999999" table:style-name="ce7">
            <text:p>1,652</text:p>
          </table:table-cell>
          <table:table-cell office:value-type="float" office:value="1.3919999999999999" table:style-name="ce7">
            <text:p>1,392</text:p>
          </table:table-cell>
          <table:table-cell office:value-type="float" office:value="1.7210000000000001" table:style-name="ce7">
            <text:p>1,721</text:p>
          </table:table-cell>
          <table:table-cell office:value-type="float" office:value="1.4630000000000001" table:style-name="ce7">
            <text:p>1,463</text:p>
          </table:table-cell>
          <table:table-cell office:value-type="float" office:value="1.4419999999999999" table:style-name="ce8">
            <text:p>1,442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TIM</text:p>
          </table:table-cell>
          <table:table-cell office:value-type="string" table:style-name="ce6">
            <text:p>Índice de Reclamações</text:p>
          </table:table-cell>
          <table:table-cell office:value-type="float" office:value="1.661" table:style-name="ce7">
            <text:p>1,661</text:p>
          </table:table-cell>
          <table:table-cell office:value-type="float" office:value="1.6220000000000001" table:style-name="ce7">
            <text:p>1,622</text:p>
          </table:table-cell>
          <table:table-cell office:value-type="float" office:value="1.647" table:style-name="ce7">
            <text:p>1,647</text:p>
          </table:table-cell>
          <table:table-cell office:value-type="float" office:value="1.5189999999999999" table:style-name="ce7">
            <text:p>1,519</text:p>
          </table:table-cell>
          <table:table-cell office:value-type="float" office:value="1.615" table:style-name="ce7">
            <text:p>1,615</text:p>
          </table:table-cell>
          <table:table-cell office:value-type="float" office:value="1.389" table:style-name="ce7">
            <text:p>1,389</text:p>
          </table:table-cell>
          <table:table-cell office:value-type="float" office:value="1.492" table:style-name="ce7">
            <text:p>1,492</text:p>
          </table:table-cell>
          <table:table-cell office:value-type="float" office:value="1.321" table:style-name="ce7">
            <text:p>1,321</text:p>
          </table:table-cell>
          <table:table-cell office:value-type="float" office:value="1.1339999999999999" table:style-name="ce7">
            <text:p>1,134</text:p>
          </table:table-cell>
          <table:table-cell table:number-columns-repeated="2" table:style-name="ce7"/>
          <table:table-cell table:style-name="ce8"/>
          <table:table-cell table:number-columns-repeated="16370"/>
        </table:table-row>
        <table:table-row table:style-name="ro2">
          <table:table-cell office:value-type="string" table:style-name="ce9">
            <text:p>TIM/Intelig</text:p>
          </table:table-cell>
          <table:table-cell office:value-type="string" table:style-name="ce9">
            <text:p>Índice de Reclamações</text:p>
          </table:table-cell>
          <table:table-cell table:number-columns-repeated="9" table:style-name="ce9"/>
          <table:table-cell office:value-type="float" office:value="1.0529999999999999" table:style-name="ce9">
            <text:p>1,053</text:p>
          </table:table-cell>
          <table:table-cell office:value-type="float" office:value="1.071" table:style-name="ce10">
            <text:p>1,071</text:p>
          </table:table-cell>
          <table:table-cell office:value-type="float" office:value="0.80500000000000005" table:style-name="ce18">
            <text:p>0,80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CTBC Telecom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92.76" table:style-name="ce1">
            <text:p>92,76</text:p>
          </table:table-cell>
          <table:table-cell office:value-type="float" office:value="92.727000000000004" table:style-name="ce1">
            <text:p>92,727</text:p>
          </table:table-cell>
          <table:table-cell office:value-type="float" office:value="93.233000000000004" table:style-name="ce1">
            <text:p>93,233</text:p>
          </table:table-cell>
          <table:table-cell office:value-type="float" office:value="94.664000000000001" table:style-name="ce1">
            <text:p>94,664</text:p>
          </table:table-cell>
          <table:table-cell office:value-type="float" office:value="94.037999999999997" table:style-name="ce1">
            <text:p>94,038</text:p>
          </table:table-cell>
          <table:table-cell office:value-type="float" office:value="88.43" table:style-name="ce1">
            <text:p>88,43</text:p>
          </table:table-cell>
          <table:table-cell office:value-type="float" office:value="89.834000000000003" table:style-name="ce1">
            <text:p>89,834</text:p>
          </table:table-cell>
          <table:table-cell office:value-type="float" office:value="80.885000000000005" table:style-name="ce1">
            <text:p>80,885</text:p>
          </table:table-cell>
          <table:table-cell office:value-type="float" office:value="89.927999999999997" table:style-name="ce1">
            <text:p>89,928</text:p>
          </table:table-cell>
          <table:table-cell office:value-type="float" office:value="87.037000000000006" table:style-name="ce1">
            <text:p>87,037</text:p>
          </table:table-cell>
          <table:table-cell office:value-type="float" office:value="86.275000000000006" table:style-name="ce1">
            <text:p>86,275</text:p>
          </table:table-cell>
          <table:table-cell office:value-type="float" office:value="88.284999999999997" table:style-name="ce1">
            <text:p>88,28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Embratel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82.072999999999993" table:style-name="ce1">
            <text:p>82,073</text:p>
          </table:table-cell>
          <table:table-cell office:value-type="float" office:value="80.882000000000005" table:style-name="ce1">
            <text:p>80,882</text:p>
          </table:table-cell>
          <table:table-cell office:value-type="float" office:value="82.165000000000006" table:style-name="ce1">
            <text:p>82,165</text:p>
          </table:table-cell>
          <table:table-cell office:value-type="float" office:value="83.807000000000002" table:style-name="ce1">
            <text:p>83,807</text:p>
          </table:table-cell>
          <table:table-cell office:value-type="float" office:value="84.052000000000007" table:style-name="ce1">
            <text:p>84,052</text:p>
          </table:table-cell>
          <table:table-cell office:value-type="float" office:value="84.076999999999998" table:style-name="ce1">
            <text:p>84,077</text:p>
          </table:table-cell>
          <table:table-cell office:value-type="float" office:value="81.465000000000003" table:style-name="ce1">
            <text:p>81,465</text:p>
          </table:table-cell>
          <table:table-cell office:value-type="float" office:value="70.430000000000007" table:style-name="ce1">
            <text:p>70,43</text:p>
          </table:table-cell>
          <table:table-cell office:value-type="float" office:value="74.813000000000002" table:style-name="ce1">
            <text:p>74,813</text:p>
          </table:table-cell>
          <table:table-cell office:value-type="float" office:value="72.760000000000005" table:style-name="ce1">
            <text:p>72,76</text:p>
          </table:table-cell>
          <table:table-cell office:value-type="float" office:value="81.483999999999995" table:style-name="ce1">
            <text:p>81,484</text:p>
          </table:table-cell>
          <table:table-cell office:value-type="float" office:value="78.183000000000007" table:style-name="ce1">
            <text:p>78,18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VT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83.415000000000006" table:style-name="ce1">
            <text:p>83,415</text:p>
          </table:table-cell>
          <table:table-cell office:value-type="float" office:value="81.536000000000001" table:style-name="ce1">
            <text:p>81,536</text:p>
          </table:table-cell>
          <table:table-cell office:value-type="float" office:value="68.25" table:style-name="ce1">
            <text:p>68,25</text:p>
          </table:table-cell>
          <table:table-cell office:value-type="float" office:value="84.274000000000001" table:style-name="ce1">
            <text:p>84,274</text:p>
          </table:table-cell>
          <table:table-cell office:value-type="float" office:value="91.179000000000002" table:style-name="ce1">
            <text:p>91,179</text:p>
          </table:table-cell>
          <table:table-cell office:value-type="float" office:value="90.992999999999995" table:style-name="ce1">
            <text:p>90,993</text:p>
          </table:table-cell>
          <table:table-cell office:value-type="float" office:value="88.756" table:style-name="ce1">
            <text:p>88,756</text:p>
          </table:table-cell>
          <table:table-cell office:value-type="float" office:value="80.355000000000004" table:style-name="ce1">
            <text:p>80,355</text:p>
          </table:table-cell>
          <table:table-cell office:value-type="float" office:value="76.634" table:style-name="ce1">
            <text:p>76,634</text:p>
          </table:table-cell>
          <table:table-cell office:value-type="float" office:value="79.808999999999997" table:style-name="ce1">
            <text:p>79,809</text:p>
          </table:table-cell>
          <table:table-cell office:value-type="float" office:value="86.909000000000006" table:style-name="ce1">
            <text:p>86,909</text:p>
          </table:table-cell>
          <table:table-cell office:value-type="float" office:value="88.44" table:style-name="ce1">
            <text:p>88,4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Intelig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80.582999999999998" table:style-name="ce1">
            <text:p>80,583</text:p>
          </table:table-cell>
          <table:table-cell office:value-type="float" office:value="82.474000000000004" table:style-name="ce1">
            <text:p>82,474</text:p>
          </table:table-cell>
          <table:table-cell office:value-type="float" office:value="77.436000000000007" table:style-name="ce1">
            <text:p>77,436</text:p>
          </table:table-cell>
          <table:table-cell office:value-type="float" office:value="84.884" table:style-name="ce1">
            <text:p>84,884</text:p>
          </table:table-cell>
          <table:table-cell office:value-type="float" office:value="79.882000000000005" table:style-name="ce1">
            <text:p>79,882</text:p>
          </table:table-cell>
          <table:table-cell office:value-type="float" office:value="84.138000000000005" table:style-name="ce1">
            <text:p>84,138</text:p>
          </table:table-cell>
          <table:table-cell office:value-type="float" office:value="85.43" table:style-name="ce1">
            <text:p>85,43</text:p>
          </table:table-cell>
          <table:table-cell office:value-type="float" office:value="67.784999999999997" table:style-name="ce1">
            <text:p>67,785</text:p>
          </table:table-cell>
          <table:table-cell office:value-type="float" office:value="75.832999999999998" table:style-name="ce1">
            <text:p>75,83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OI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83.796000000000006" table:style-name="ce1">
            <text:p>83,796</text:p>
          </table:table-cell>
          <table:table-cell office:value-type="float" office:value="78.516999999999996" table:style-name="ce1">
            <text:p>78,517</text:p>
          </table:table-cell>
          <table:table-cell office:value-type="float" office:value="77.581000000000003" table:style-name="ce1">
            <text:p>77,581</text:p>
          </table:table-cell>
          <table:table-cell office:value-type="float" office:value="84.739000000000004" table:style-name="ce1">
            <text:p>84,739</text:p>
          </table:table-cell>
          <table:table-cell office:value-type="float" office:value="85.278000000000006" table:style-name="ce1">
            <text:p>85,278</text:p>
          </table:table-cell>
          <table:table-cell office:value-type="float" office:value="85.51" table:style-name="ce1">
            <text:p>85,51</text:p>
          </table:table-cell>
          <table:table-cell office:value-type="float" office:value="84.695999999999998" table:style-name="ce1">
            <text:p>84,696</text:p>
          </table:table-cell>
          <table:table-cell office:value-type="float" office:value="81.016000000000005" table:style-name="ce1">
            <text:p>81,016</text:p>
          </table:table-cell>
          <table:table-cell office:value-type="float" office:value="83.135000000000005" table:style-name="ce1">
            <text:p>83,135</text:p>
          </table:table-cell>
          <table:table-cell office:value-type="float" office:value="76.100999999999999" table:style-name="ce1">
            <text:p>76,101</text:p>
          </table:table-cell>
          <table:table-cell office:value-type="float" office:value="73.483999999999995" table:style-name="ce1">
            <text:p>73,484</text:p>
          </table:table-cell>
          <table:table-cell office:value-type="float" office:value="65.132000000000005" table:style-name="ce1">
            <text:p>65,13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Sercomtel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96.774000000000001" table:style-name="ce1">
            <text:p>96,774</text:p>
          </table:table-cell>
          <table:table-cell office:value-type="float" office:value="93.938999999999993" table:style-name="ce1">
            <text:p>93,939</text:p>
          </table:table-cell>
          <table:table-cell office:value-type="float" office:value="94.03" table:style-name="ce1">
            <text:p>94,03</text:p>
          </table:table-cell>
          <table:table-cell office:value-type="float" office:value="98.551000000000002" table:style-name="ce1">
            <text:p>98,551</text:p>
          </table:table-cell>
          <table:table-cell office:value-type="float" office:value="93.332999999999998" table:style-name="ce1">
            <text:p>93,333</text:p>
          </table:table-cell>
          <table:table-cell office:value-type="float" office:value="92.537000000000006" table:style-name="ce1">
            <text:p>92,537</text:p>
          </table:table-cell>
          <table:table-cell office:value-type="float" office:value="90.540999999999997" table:style-name="ce1">
            <text:p>90,541</text:p>
          </table:table-cell>
          <table:table-cell office:value-type="float" office:value="95.180999999999997" table:style-name="ce1">
            <text:p>95,181</text:p>
          </table:table-cell>
          <table:table-cell office:value-type="float" office:value="93.846000000000004" table:style-name="ce1">
            <text:p>93,846</text:p>
          </table:table-cell>
          <table:table-cell office:value-type="float" office:value="94.805000000000007" table:style-name="ce1">
            <text:p>94,805</text:p>
          </table:table-cell>
          <table:table-cell office:value-type="float" office:value="89.744" table:style-name="ce1">
            <text:p>89,744</text:p>
          </table:table-cell>
          <table:table-cell office:value-type="float" office:value="94.117999999999995" table:style-name="ce1">
            <text:p>94,11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lefônica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86.1" table:style-name="ce1">
            <text:p>86,1</text:p>
          </table:table-cell>
          <table:table-cell office:value-type="float" office:value="86.438000000000002" table:style-name="ce1">
            <text:p>86,438</text:p>
          </table:table-cell>
          <table:table-cell office:value-type="float" office:value="85.123999999999995" table:style-name="ce1">
            <text:p>85,124</text:p>
          </table:table-cell>
          <table:table-cell office:value-type="float" office:value="84.909000000000006" table:style-name="ce1">
            <text:p>84,909</text:p>
          </table:table-cell>
          <table:table-cell office:value-type="float" office:value="85.058999999999997" table:style-name="ce1">
            <text:p>85,059</text:p>
          </table:table-cell>
          <table:table-cell office:value-type="float" office:value="85.484999999999999" table:style-name="ce1">
            <text:p>85,485</text:p>
          </table:table-cell>
          <table:table-cell office:value-type="float" office:value="85.358000000000004" table:style-name="ce1">
            <text:p>85,358</text:p>
          </table:table-cell>
          <table:table-cell office:value-type="float" office:value="85.063000000000002" table:style-name="ce1">
            <text:p>85,063</text:p>
          </table:table-cell>
          <table:table-cell office:value-type="float" office:value="85.403999999999996" table:style-name="ce1">
            <text:p>85,404</text:p>
          </table:table-cell>
          <table:table-cell office:value-type="float" office:value="85.385000000000005" table:style-name="ce1">
            <text:p>85,385</text:p>
          </table:table-cell>
          <table:table-cell office:value-type="float" office:value="86.015000000000001" table:style-name="ce1">
            <text:p>86,015</text:p>
          </table:table-cell>
          <table:table-cell office:value-type="float" office:value="85.781000000000006" table:style-name="ce1">
            <text:p>85,78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IM</text:p>
          </table:table-cell>
          <table:table-cell office:value-type="string" table:style-name="ce1">
            <text:p>Taxa de Resolvidas em 5 dias Úteis</text:p>
          </table:table-cell>
          <table:table-cell office:value-type="float" office:value="87.236999999999995" table:style-name="ce1">
            <text:p>87,237</text:p>
          </table:table-cell>
          <table:table-cell office:value-type="float" office:value="87.076999999999998" table:style-name="ce1">
            <text:p>87,077</text:p>
          </table:table-cell>
          <table:table-cell office:value-type="float" office:value="87.129000000000005" table:style-name="ce1">
            <text:p>87,129</text:p>
          </table:table-cell>
          <table:table-cell office:value-type="float" office:value="87.5" table:style-name="ce1">
            <text:p>87,5</text:p>
          </table:table-cell>
          <table:table-cell office:value-type="float" office:value="86.111000000000004" table:style-name="ce1">
            <text:p>86,111</text:p>
          </table:table-cell>
          <table:table-cell office:value-type="float" office:value="86.569000000000003" table:style-name="ce1">
            <text:p>86,569</text:p>
          </table:table-cell>
          <table:table-cell office:value-type="float" office:value="86.649000000000001" table:style-name="ce1">
            <text:p>86,649</text:p>
          </table:table-cell>
          <table:table-cell office:value-type="float" office:value="83.968999999999994" table:style-name="ce1">
            <text:p>83,969</text:p>
          </table:table-cell>
          <table:table-cell office:value-type="float" office:value="85.765000000000001" table:style-name="ce1">
            <text:p>85,76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8">
            <text:p>TIM/Intelig</text:p>
          </table:table-cell>
          <table:table-cell office:value-type="string" table:style-name="ce18">
            <text:p>Taxa de Resolvidas em 5 dias Úteis</text:p>
          </table:table-cell>
          <table:table-cell table:number-columns-repeated="9" table:style-name="ce18"/>
          <table:table-cell office:value-type="float" office:value="83.525999999999996" table:style-name="ce18">
            <text:p>83,526</text:p>
          </table:table-cell>
          <table:table-cell office:value-type="float" office:value="85.977000000000004" table:style-name="ce18">
            <text:p>85,977</text:p>
          </table:table-cell>
          <table:table-cell office:value-type="float" office:value="85.980999999999995" table:style-name="ce18">
            <text:p>85,98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CTBC Telecom</text:p>
          </table:table-cell>
          <table:table-cell office:value-type="string" table:style-name="ce1">
            <text:p>Taxa de Reabertas</text:p>
          </table:table-cell>
          <table:table-cell office:value-type="float" office:value="5.43" table:style-name="ce1">
            <text:p>5,43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4.5279999999999996" table:style-name="ce1">
            <text:p>4,528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5.202" table:style-name="ce1">
            <text:p>5,202</text:p>
          </table:table-cell>
          <table:table-cell office:value-type="float" office:value="6.1980000000000004" table:style-name="ce1">
            <text:p>6,198</text:p>
          </table:table-cell>
          <table:table-cell office:value-type="float" office:value="8.3179999999999996" table:style-name="ce1">
            <text:p>8,318</text:p>
          </table:table-cell>
          <table:table-cell office:value-type="float" office:value="11.164999999999999" table:style-name="ce1">
            <text:p>11,165</text:p>
          </table:table-cell>
          <table:table-cell office:value-type="float" office:value="9.4659999999999993" table:style-name="ce8">
            <text:p>9,466</text:p>
          </table:table-cell>
          <table:table-cell office:value-type="float" office:value="9.3330000000000002" table:style-name="ce8">
            <text:p>9,333</text:p>
          </table:table-cell>
          <table:table-cell office:value-type="float" office:value="7.0590000000000002" table:style-name="ce8">
            <text:p>7,059</text:p>
          </table:table-cell>
          <table:table-cell office:value-type="float" office:value="8.3680000000000003" table:style-name="ce8">
            <text:p>8,36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Embratel</text:p>
          </table:table-cell>
          <table:table-cell office:value-type="string" table:style-name="ce1">
            <text:p>Taxa de Reabertas</text:p>
          </table:table-cell>
          <table:table-cell office:value-type="float" office:value="7.8360000000000003" table:style-name="ce1">
            <text:p>7,836</text:p>
          </table:table-cell>
          <table:table-cell office:value-type="float" office:value="7.8339999999999996" table:style-name="ce1">
            <text:p>7,834</text:p>
          </table:table-cell>
          <table:table-cell office:value-type="float" office:value="7.59" table:style-name="ce1">
            <text:p>7,59</text:p>
          </table:table-cell>
          <table:table-cell office:value-type="float" office:value="8.43" table:style-name="ce1">
            <text:p>8,43</text:p>
          </table:table-cell>
          <table:table-cell office:value-type="float" office:value="7.7439999999999998" table:style-name="ce1">
            <text:p>7,744</text:p>
          </table:table-cell>
          <table:table-cell office:value-type="float" office:value="8.1690000000000005" table:style-name="ce1">
            <text:p>8,169</text:p>
          </table:table-cell>
          <table:table-cell office:value-type="float" office:value="8.7360000000000007" table:style-name="ce1">
            <text:p>8,736</text:p>
          </table:table-cell>
          <table:table-cell office:value-type="float" office:value="11.471" table:style-name="ce1">
            <text:p>11,471</text:p>
          </table:table-cell>
          <table:table-cell office:value-type="float" office:value="12.288" table:style-name="ce8">
            <text:p>12,288</text:p>
          </table:table-cell>
          <table:table-cell office:value-type="float" office:value="9.4589999999999996" table:style-name="ce8">
            <text:p>9,459</text:p>
          </table:table-cell>
          <table:table-cell office:value-type="float" office:value="9.2249999999999996" table:style-name="ce8">
            <text:p>9,225</text:p>
          </table:table-cell>
          <table:table-cell office:value-type="float" office:value="9.2469999999999999" table:style-name="ce8">
            <text:p>9,24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VT</text:p>
          </table:table-cell>
          <table:table-cell office:value-type="string" table:style-name="ce1">
            <text:p>Taxa de Reabertas</text:p>
          </table:table-cell>
          <table:table-cell office:value-type="float" office:value="7.3860000000000001" table:style-name="ce1">
            <text:p>7,386</text:p>
          </table:table-cell>
          <table:table-cell office:value-type="float" office:value="7.6539999999999999" table:style-name="ce1">
            <text:p>7,654</text:p>
          </table:table-cell>
          <table:table-cell office:value-type="float" office:value="5.7990000000000004" table:style-name="ce1">
            <text:p>5,799</text:p>
          </table:table-cell>
          <table:table-cell office:value-type="float" office:value="8.6280000000000001" table:style-name="ce1">
            <text:p>8,628</text:p>
          </table:table-cell>
          <table:table-cell office:value-type="float" office:value="7.9390000000000001" table:style-name="ce1">
            <text:p>7,939</text:p>
          </table:table-cell>
          <table:table-cell office:value-type="float" office:value="8.0289999999999999" table:style-name="ce1">
            <text:p>8,029</text:p>
          </table:table-cell>
          <table:table-cell office:value-type="float" office:value="8.36" table:style-name="ce1">
            <text:p>8,36</text:p>
          </table:table-cell>
          <table:table-cell office:value-type="float" office:value="10.959" table:style-name="ce1">
            <text:p>10,959</text:p>
          </table:table-cell>
          <table:table-cell office:value-type="float" office:value="9.4339999999999993" table:style-name="ce8">
            <text:p>9,434</text:p>
          </table:table-cell>
          <table:table-cell office:value-type="float" office:value="9.3960000000000008" table:style-name="ce8">
            <text:p>9,396</text:p>
          </table:table-cell>
          <table:table-cell office:value-type="float" office:value="7.04" table:style-name="ce8">
            <text:p>7,040</text:p>
          </table:table-cell>
          <table:table-cell office:value-type="float" office:value="6.6040000000000001" table:style-name="ce8">
            <text:p>6,60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Intelig</text:p>
          </table:table-cell>
          <table:table-cell office:value-type="string" table:style-name="ce1">
            <text:p>Taxa de Reabertas</text:p>
          </table:table-cell>
          <table:table-cell office:value-type="float" office:value="8.2929999999999993" table:style-name="ce1">
            <text:p>8,293</text:p>
          </table:table-cell>
          <table:table-cell office:value-type="float" office:value="8.2469999999999999" table:style-name="ce1">
            <text:p>8,247</text:p>
          </table:table-cell>
          <table:table-cell office:value-type="float" office:value="6.2830000000000004" table:style-name="ce1">
            <text:p>6,283</text:p>
          </table:table-cell>
          <table:table-cell office:value-type="float" office:value="6.3949999999999996" table:style-name="ce1">
            <text:p>6,395</text:p>
          </table:table-cell>
          <table:table-cell office:value-type="float" office:value="5.8440000000000003" table:style-name="ce1">
            <text:p>5,844</text:p>
          </table:table-cell>
          <table:table-cell office:value-type="float" office:value="6.2069999999999999" table:style-name="ce1">
            <text:p>6,207</text:p>
          </table:table-cell>
          <table:table-cell office:value-type="float" office:value="5.96" table:style-name="ce1">
            <text:p>5,96</text:p>
          </table:table-cell>
          <table:table-cell office:value-type="float" office:value="9.0090000000000003" table:style-name="ce1">
            <text:p>9,009</text:p>
          </table:table-cell>
          <table:table-cell office:value-type="float" office:value="6.0869999999999997" table:style-name="ce8">
            <text:p>6,087</text:p>
          </table:table-cell>
          <table:table-cell table:number-columns-repeated="3" table:style-name="ce8"/>
          <table:table-cell table:number-columns-repeated="16370"/>
        </table:table-row>
        <table:table-row table:style-name="ro2">
          <table:table-cell office:value-type="string" table:style-name="ce1">
            <text:p>OI</text:p>
          </table:table-cell>
          <table:table-cell office:value-type="string" table:style-name="ce1">
            <text:p>Taxa de Reabertas</text:p>
          </table:table-cell>
          <table:table-cell office:value-type="float" office:value="9.1270000000000007" table:style-name="ce8">
            <text:p>9,127</text:p>
          </table:table-cell>
          <table:table-cell office:value-type="float" office:value="9.109" table:style-name="ce1">
            <text:p>9,109</text:p>
          </table:table-cell>
          <table:table-cell office:value-type="float" office:value="10.28" table:style-name="ce1">
            <text:p>10,28</text:p>
          </table:table-cell>
          <table:table-cell office:value-type="float" office:value="10.62" table:style-name="ce1">
            <text:p>10,62</text:p>
          </table:table-cell>
          <table:table-cell office:value-type="float" office:value="8.65" table:style-name="ce1">
            <text:p>8,65</text:p>
          </table:table-cell>
          <table:table-cell office:value-type="float" office:value="8.9510000000000005" table:style-name="ce1">
            <text:p>8,951</text:p>
          </table:table-cell>
          <table:table-cell office:value-type="float" office:value="10.816000000000001" table:style-name="ce1">
            <text:p>10,816</text:p>
          </table:table-cell>
          <table:table-cell office:value-type="float" office:value="11.167" table:style-name="ce1">
            <text:p>11,167</text:p>
          </table:table-cell>
          <table:table-cell office:value-type="float" office:value="9.8539999999999992" table:style-name="ce8">
            <text:p>9,854</text:p>
          </table:table-cell>
          <table:table-cell office:value-type="float" office:value="8.1020000000000003" table:style-name="ce8">
            <text:p>8,102</text:p>
          </table:table-cell>
          <table:table-cell office:value-type="float" office:value="7.1710000000000003" table:style-name="ce8">
            <text:p>7,171</text:p>
          </table:table-cell>
          <table:table-cell office:value-type="float" office:value="7.508" table:style-name="ce8">
            <text:p>7,50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Sercomtel</text:p>
          </table:table-cell>
          <table:table-cell office:value-type="string" table:style-name="ce1">
            <text:p>Taxa de Reabertas</text:p>
          </table:table-cell>
          <table:table-cell office:value-type="float" office:value="3.226" table:style-name="ce8">
            <text:p>3,226</text:p>
          </table:table-cell>
          <table:table-cell office:value-type="float" office:value="6.0609999999999999" table:style-name="ce1">
            <text:p>6,061</text:p>
          </table:table-cell>
          <table:table-cell office:value-type="float" office:value="7.4630000000000001" table:style-name="ce1">
            <text:p>7,463</text:p>
          </table:table-cell>
          <table:table-cell office:value-type="float" office:value="2.899" table:style-name="ce1">
            <text:p>2,899</text:p>
          </table:table-cell>
          <table:table-cell office:value-type="float" office:value="8.3330000000000002" table:style-name="ce1">
            <text:p>8,333</text:p>
          </table:table-cell>
          <table:table-cell office:value-type="float" office:value="8.9550000000000001" table:style-name="ce1">
            <text:p>8,955</text:p>
          </table:table-cell>
          <table:table-cell office:value-type="float" office:value="12.329000000000001" table:style-name="ce1">
            <text:p>12,329</text:p>
          </table:table-cell>
          <table:table-cell office:value-type="float" office:value="6.024" table:style-name="ce1">
            <text:p>6,024</text:p>
          </table:table-cell>
          <table:table-cell office:value-type="float" office:value="12.308" table:style-name="ce8">
            <text:p>12,308</text:p>
          </table:table-cell>
          <table:table-cell office:value-type="float" office:value="5.2629999999999999" table:style-name="ce8">
            <text:p>5,263</text:p>
          </table:table-cell>
          <table:table-cell office:value-type="float" office:value="10.256" table:style-name="ce8">
            <text:p>10,256</text:p>
          </table:table-cell>
          <table:table-cell office:value-type="float" office:value="8.8239999999999998" table:style-name="ce8">
            <text:p>8,82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lefônica</text:p>
          </table:table-cell>
          <table:table-cell office:value-type="string" table:style-name="ce1">
            <text:p>Taxa de Reabertas</text:p>
          </table:table-cell>
          <table:table-cell office:value-type="float" office:value="8.0109999999999992" table:style-name="ce21">
            <text:p>8,011<text:s/></text:p>
          </table:table-cell>
          <table:table-cell office:value-type="float" office:value="7.298" table:style-name="ce1">
            <text:p>7,298</text:p>
          </table:table-cell>
          <table:table-cell office:value-type="float" office:value="7.77" table:style-name="ce1">
            <text:p>7,77</text:p>
          </table:table-cell>
          <table:table-cell office:value-type="float" office:value="7.8" table:style-name="ce1">
            <text:p>7,8</text:p>
          </table:table-cell>
          <table:table-cell office:value-type="float" office:value="8.1760000000000002" table:style-name="ce1">
            <text:p>8,176</text:p>
          </table:table-cell>
          <table:table-cell office:value-type="float" office:value="6.6859999999999999" table:style-name="ce1">
            <text:p>6,686</text:p>
          </table:table-cell>
          <table:table-cell office:value-type="float" office:value="7.31" table:style-name="ce1">
            <text:p>7,31</text:p>
          </table:table-cell>
          <table:table-cell office:value-type="float" office:value="8.1660000000000004" table:style-name="ce1">
            <text:p>8,166</text:p>
          </table:table-cell>
          <table:table-cell office:value-type="float" office:value="7.5970000000000004" table:style-name="ce8">
            <text:p>7,597</text:p>
          </table:table-cell>
          <table:table-cell office:value-type="float" office:value="8.7669999999999995" table:style-name="ce8">
            <text:p>8,767</text:p>
          </table:table-cell>
          <table:table-cell office:value-type="float" office:value="7.0869999999999997" table:style-name="ce8">
            <text:p>7,087</text:p>
          </table:table-cell>
          <table:table-cell office:value-type="float" office:value="7.25" table:style-name="ce8">
            <text:p>7,250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IM</text:p>
          </table:table-cell>
          <table:table-cell office:value-type="string" table:style-name="ce1">
            <text:p>Taxa de Reabertas</text:p>
          </table:table-cell>
          <table:table-cell office:value-type="float" office:value="7.4720000000000004" table:style-name="ce8">
            <text:p>7,472</text:p>
          </table:table-cell>
          <table:table-cell office:value-type="float" office:value="7.3230000000000004" table:style-name="ce1">
            <text:p>7,323</text:p>
          </table:table-cell>
          <table:table-cell office:value-type="float" office:value="5.4790000000000001" table:style-name="ce1">
            <text:p>5,479</text:p>
          </table:table-cell>
          <table:table-cell office:value-type="float" office:value="4.9930000000000003" table:style-name="ce1">
            <text:p>4,993</text:p>
          </table:table-cell>
          <table:table-cell office:value-type="float" office:value="7.7220000000000004" table:style-name="ce1">
            <text:p>7,722</text:p>
          </table:table-cell>
          <table:table-cell office:value-type="float" office:value="7.3129999999999997" table:style-name="ce1">
            <text:p>7,313</text:p>
          </table:table-cell>
          <table:table-cell office:value-type="float" office:value="6.5279999999999996" table:style-name="ce1">
            <text:p>6,528</text:p>
          </table:table-cell>
          <table:table-cell office:value-type="float" office:value="8.8239999999999998" table:style-name="ce1">
            <text:p>8,824</text:p>
          </table:table-cell>
          <table:table-cell office:value-type="float" office:value="6.6909999999999998" table:style-name="ce8">
            <text:p>6,691</text:p>
          </table:table-cell>
          <table:table-cell table:number-columns-repeated="3" table:style-name="ce8"/>
          <table:table-cell table:number-columns-repeated="16370"/>
        </table:table-row>
        <table:table-row table:style-name="ro2">
          <table:table-cell office:value-type="string" table:style-name="ce18">
            <text:p>TIM/Intelig</text:p>
          </table:table-cell>
          <table:table-cell office:value-type="string" table:style-name="ce18">
            <text:p>Taxa de Reabertas</text:p>
          </table:table-cell>
          <table:table-cell table:style-name="ce11"/>
          <table:table-cell table:number-columns-repeated="7" table:style-name="ce18"/>
          <table:table-cell table:style-name="ce11"/>
          <table:table-cell office:value-type="float" office:value="7.375" table:style-name="ce11">
            <text:p>7,375</text:p>
          </table:table-cell>
          <table:table-cell office:value-type="float" office:value="7.9320000000000004" table:style-name="ce11">
            <text:p>7,932</text:p>
          </table:table-cell>
          <table:table-cell office:value-type="float" office:value="5.4610000000000003" table:style-name="ce11">
            <text:p>5,46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CTBC Telecom</text:p>
          </table:table-cell>
          <table:table-cell office:value-type="string" table:style-name="ce1">
            <text:p>Taxa de Resolvidas no Período</text:p>
          </table:table-cell>
          <table:table-cell office:value-type="float" office:value="100" table:style-name="ce1">
            <text:p>100</text:p>
          </table:table-cell>
          <table:table-cell office:value-type="float" office:value="99.914000000000001" table:style-name="ce1">
            <text:p>99,914</text:p>
          </table:table-cell>
          <table:table-cell office:value-type="float" office:value="100" table:style-name="ce1">
            <text:p>100</text:p>
          </table:table-cell>
          <table:table-cell office:value-type="float" office:value="99.929000000000002" table:style-name="ce1">
            <text:p>99,929</text:p>
          </table:table-cell>
          <table:table-cell office:value-type="float" office:value="99.932000000000002" table:style-name="ce1">
            <text:p>99,932</text:p>
          </table:table-cell>
          <table:table-cell office:value-type="float" office:value="99.936000000000007" table:style-name="ce1">
            <text:p>99,936</text:p>
          </table:table-cell>
          <table:table-cell office:value-type="float" office:value="100" table:style-name="ce1">
            <text:p>100</text:p>
          </table:table-cell>
          <table:table-cell office:value-type="float" office:value="99.870999999999995" table:style-name="ce1">
            <text:p>99,871</text:p>
          </table:table-cell>
          <table:table-cell office:value-type="float" office:value="99.935000000000002" table:style-name="ce1">
            <text:p>99,935</text:p>
          </table:table-cell>
          <table:table-cell office:value-type="float" office:value="99.930999999999997" table:style-name="ce1">
            <text:p>99,93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Embratel</text:p>
          </table:table-cell>
          <table:table-cell office:value-type="string" table:style-name="ce1">
            <text:p>Taxa de Resolvidas no Período</text:p>
          </table:table-cell>
          <table:table-cell office:value-type="float" office:value="98.936000000000007" table:style-name="ce1">
            <text:p>98,936</text:p>
          </table:table-cell>
          <table:table-cell office:value-type="float" office:value="98.715000000000003" table:style-name="ce1">
            <text:p>98,715</text:p>
          </table:table-cell>
          <table:table-cell office:value-type="float" office:value="98.828999999999994" table:style-name="ce1">
            <text:p>98,829</text:p>
          </table:table-cell>
          <table:table-cell office:value-type="float" office:value="98.635000000000005" table:style-name="ce1">
            <text:p>98,635</text:p>
          </table:table-cell>
          <table:table-cell office:value-type="float" office:value="98.802000000000007" table:style-name="ce1">
            <text:p>98,802</text:p>
          </table:table-cell>
          <table:table-cell office:value-type="float" office:value="98.831000000000003" table:style-name="ce1">
            <text:p>98,831</text:p>
          </table:table-cell>
          <table:table-cell office:value-type="float" office:value="99.114999999999995" table:style-name="ce1">
            <text:p>99,115</text:p>
          </table:table-cell>
          <table:table-cell office:value-type="float" office:value="98.671999999999997" table:style-name="ce1">
            <text:p>98,672</text:p>
          </table:table-cell>
          <table:table-cell office:value-type="float" office:value="98.790999999999997" table:style-name="ce1">
            <text:p>98,791</text:p>
          </table:table-cell>
          <table:table-cell office:value-type="float" office:value="98.843000000000004" table:style-name="ce1">
            <text:p>98,843</text:p>
          </table:table-cell>
          <table:table-cell office:value-type="float" office:value="98.537000000000006" table:style-name="ce1">
            <text:p>98,537</text:p>
          </table:table-cell>
          <table:table-cell office:value-type="float" office:value="98.415000000000006" table:style-name="ce1">
            <text:p>98,41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VT</text:p>
          </table:table-cell>
          <table:table-cell office:value-type="string" table:style-name="ce1">
            <text:p>Taxa de Resolvidas no Período</text:p>
          </table:table-cell>
          <table:table-cell office:value-type="float" office:value="99.971000000000004" table:style-name="ce1">
            <text:p>99,971</text:p>
          </table:table-cell>
          <table:table-cell office:value-type="float" office:value="99.992000000000004" table:style-name="ce1">
            <text:p>99,992</text:p>
          </table:table-cell>
          <table:table-cell office:value-type="float" office:value="99.902000000000001" table:style-name="ce1">
            <text:p>99,902</text:p>
          </table:table-cell>
          <table:table-cell office:value-type="float" office:value="99.965999999999994" table:style-name="ce1">
            <text:p>99,966</text:p>
          </table:table-cell>
          <table:table-cell office:value-type="float" office:value="100" table:style-name="ce1">
            <text:p>100</text:p>
          </table:table-cell>
          <table:table-cell office:value-type="float" office:value="99.995999999999995" table:style-name="ce1">
            <text:p>99,996</text:p>
          </table:table-cell>
          <table:table-cell office:value-type="float" office:value="99.995000000000005" table:style-name="ce1">
            <text:p>99,995</text:p>
          </table:table-cell>
          <table:table-cell office:value-type="float" office:value="99.864000000000004" table:style-name="ce1">
            <text:p>99,864</text:p>
          </table:table-cell>
          <table:table-cell office:value-type="float" office:value="99.837999999999994" table:style-name="ce1">
            <text:p>99,838</text:p>
          </table:table-cell>
          <table:table-cell office:value-type="float" office:value="99.766000000000005" table:style-name="ce1">
            <text:p>99,766</text:p>
          </table:table-cell>
          <table:table-cell office:value-type="float" office:value="99.93" table:style-name="ce1">
            <text:p>99,93</text:p>
          </table:table-cell>
          <table:table-cell office:value-type="float" office:value="99.921000000000006" table:style-name="ce1">
            <text:p>99,92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Intelig</text:p>
          </table:table-cell>
          <table:table-cell office:value-type="string" table:style-name="ce1">
            <text:p>Taxa de Resolvidas no Período</text:p>
          </table:table-cell>
          <table:table-cell office:value-type="float" office:value="99.882000000000005" table:style-name="ce1">
            <text:p>99,882</text:p>
          </table:table-cell>
          <table:table-cell office:value-type="float" office:value="99.052999999999997" table:style-name="ce1">
            <text:p>99,053</text:p>
          </table:table-cell>
          <table:table-cell office:value-type="float" office:value="99.215999999999994" table:style-name="ce1">
            <text:p>99,2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8.906000000000006" table:style-name="ce1">
            <text:p>98,906</text:p>
          </table:table-cell>
          <table:table-cell office:value-type="float" office:value="99.099000000000004" table:style-name="ce1">
            <text:p>99,09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OI</text:p>
          </table:table-cell>
          <table:table-cell office:value-type="string" table:style-name="ce1">
            <text:p>Taxa de Resolvidas no Período</text:p>
          </table:table-cell>
          <table:table-cell office:value-type="float" office:value="99.462000000000003" table:style-name="ce1">
            <text:p>99,462</text:p>
          </table:table-cell>
          <table:table-cell office:value-type="float" office:value="99.582999999999998" table:style-name="ce1">
            <text:p>99,583</text:p>
          </table:table-cell>
          <table:table-cell office:value-type="float" office:value="99.634" table:style-name="ce1">
            <text:p>99,634</text:p>
          </table:table-cell>
          <table:table-cell office:value-type="float" office:value="99.632999999999996" table:style-name="ce1">
            <text:p>99,633</text:p>
          </table:table-cell>
          <table:table-cell office:value-type="float" office:value="99.706999999999994" table:style-name="ce1">
            <text:p>99,707</text:p>
          </table:table-cell>
          <table:table-cell office:value-type="float" office:value="99.691999999999993" table:style-name="ce1">
            <text:p>99,692</text:p>
          </table:table-cell>
          <table:table-cell office:value-type="float" office:value="99.537000000000006" table:style-name="ce1">
            <text:p>99,537</text:p>
          </table:table-cell>
          <table:table-cell office:value-type="float" office:value="99.405000000000001" table:style-name="ce1">
            <text:p>99,405</text:p>
          </table:table-cell>
          <table:table-cell office:value-type="float" office:value="99.531999999999996" table:style-name="ce1">
            <text:p>99,532</text:p>
          </table:table-cell>
          <table:table-cell office:value-type="float" office:value="99.55" table:style-name="ce1">
            <text:p>99,55</text:p>
          </table:table-cell>
          <table:table-cell office:value-type="float" office:value="99.626999999999995" table:style-name="ce1">
            <text:p>99,627</text:p>
          </table:table-cell>
          <table:table-cell office:value-type="float" office:value="99.620999999999995" table:style-name="ce1">
            <text:p>99,62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Sercomtel</text:p>
          </table:table-cell>
          <table:table-cell office:value-type="string" table:style-name="ce1">
            <text:p>Taxa de Resolvidas no Períod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9.435000000000002" table:style-name="ce1">
            <text:p>99,43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lefônica</text:p>
          </table:table-cell>
          <table:table-cell office:value-type="string" table:style-name="ce1">
            <text:p>Taxa de Resolvidas no Período</text:p>
          </table:table-cell>
          <table:table-cell office:value-type="float" office:value="99.775999999999996" table:style-name="ce1">
            <text:p>99,776</text:p>
          </table:table-cell>
          <table:table-cell office:value-type="float" office:value="99.873000000000005" table:style-name="ce1">
            <text:p>99,873</text:p>
          </table:table-cell>
          <table:table-cell office:value-type="float" office:value="99.858000000000004" table:style-name="ce1">
            <text:p>99,858</text:p>
          </table:table-cell>
          <table:table-cell office:value-type="float" office:value="99.861999999999995" table:style-name="ce1">
            <text:p>99,862</text:p>
          </table:table-cell>
          <table:table-cell office:value-type="float" office:value="99.352999999999994" table:style-name="ce1">
            <text:p>99,353</text:p>
          </table:table-cell>
          <table:table-cell office:value-type="float" office:value="99.867999999999995" table:style-name="ce1">
            <text:p>99,868</text:p>
          </table:table-cell>
          <table:table-cell office:value-type="float" office:value="99.968999999999994" table:style-name="ce1">
            <text:p>99,969</text:p>
          </table:table-cell>
          <table:table-cell office:value-type="float" office:value="99.900999999999996" table:style-name="ce1">
            <text:p>99,901</text:p>
          </table:table-cell>
          <table:table-cell office:value-type="float" office:value="99.909000000000006" table:style-name="ce1">
            <text:p>99,909</text:p>
          </table:table-cell>
          <table:table-cell office:value-type="float" office:value="99.858999999999995" table:style-name="ce1">
            <text:p>99,859</text:p>
          </table:table-cell>
          <table:table-cell office:value-type="float" office:value="99.995999999999995" table:style-name="ce1">
            <text:p>99,996</text:p>
          </table:table-cell>
          <table:table-cell office:value-type="float" office:value="99.989000000000004" table:style-name="ce1">
            <text:p>99,98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IM</text:p>
          </table:table-cell>
          <table:table-cell office:value-type="string" table:style-name="ce1">
            <text:p>Taxa de Resolvidas no Período</text:p>
          </table:table-cell>
          <table:table-cell office:value-type="float" office:value="99.430999999999997" table:style-name="ce1">
            <text:p>99,431</text:p>
          </table:table-cell>
          <table:table-cell office:value-type="float" office:value="99.332999999999998" table:style-name="ce1">
            <text:p>99,333</text:p>
          </table:table-cell>
          <table:table-cell office:value-type="float" office:value="99.697000000000003" table:style-name="ce1">
            <text:p>99,697</text:p>
          </table:table-cell>
          <table:table-cell office:value-type="float" office:value="99.46" table:style-name="ce1">
            <text:p>99,46</text:p>
          </table:table-cell>
          <table:table-cell office:value-type="float" office:value="99.316999999999993" table:style-name="ce1">
            <text:p>99,317</text:p>
          </table:table-cell>
          <table:table-cell office:value-type="float" office:value="99.36" table:style-name="ce1">
            <text:p>99,36</text:p>
          </table:table-cell>
          <table:table-cell office:value-type="float" office:value="99.415000000000006" table:style-name="ce1">
            <text:p>99,415</text:p>
          </table:table-cell>
          <table:table-cell office:value-type="float" office:value="98.960999999999999" table:style-name="ce1">
            <text:p>98,961</text:p>
          </table:table-cell>
          <table:table-cell office:value-type="float" office:value="99.421000000000006" table:style-name="ce1">
            <text:p>99,42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8">
            <text:p>TIM/Intelig</text:p>
          </table:table-cell>
          <table:table-cell office:value-type="string" table:style-name="ce18">
            <text:p>Taxa de Resolvidas no Período</text:p>
          </table:table-cell>
          <table:table-cell table:number-columns-repeated="9" table:style-name="ce18"/>
          <table:table-cell office:value-type="float" office:value="99.62" table:style-name="ce18">
            <text:p>99,62</text:p>
          </table:table-cell>
          <table:table-cell office:value-type="float" office:value="99.632999999999996" table:style-name="ce18">
            <text:p>99,633</text:p>
          </table:table-cell>
          <table:table-cell office:value-type="float" office:value="99.528999999999996" table:style-name="ce18">
            <text:p>99,529</text:p>
          </table:table-cell>
          <table:table-cell table:number-columns-repeated="16370"/>
        </table:table-row>
        <table:table-row table:number-rows-repeated="104850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 number:language="pt" number:country="BR">
      <number:month number:textual="true"/>
      <number:text>/</number:text>
      <number:year/>
    </number:date-style>
    <number:number-style style:name="N37">
      <number:number number:decimal-places="3" number:min-integer-digits="1"/>
    </number:number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3" number:min-integer-digits="1" number:grouping="true"/>
      <number:text> </number:text>
    </number:number-style>
    <number:number-style style:name="N39P1">
      <number:text> (</number:text>
      <number:number number:decimal-places="3" number:min-integer-digits="1" number:grouping="true"/>
      <number:text>)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1P0"/>
    </number:currency-style>
    <style:style style:name="Excel_32_Built-in_32_Comma" style:display-name="Excel Built-in Comma" style:family="table-cell" style:data-style-name="N4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erculano Araujo Rodrigues de Oliveira</meta:initial-creator>
    <dc:creator>Herculano Araujo Rodrigues de Oliveira</dc:creator>
    <meta:creation-date>2014-01-29T16:01:58Z</meta:creation-date>
    <dc:date>2018-01-09T18:58:03Z</dc:date>
    <meta:editing-cycles>6</meta:editing-cycles>
    <meta:editing-duration>PT19S</meta:editing-duration>
  </office:meta>
</office:document-meta>
</file>